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12AB0000501D00001B3E06918B62.wmf" manifest:media-type=""/>
  <manifest:file-entry manifest:full-path="Pictures/20000CB1000055430000229115EEB52B.wmf" manifest:media-type=""/>
  <manifest:file-entry manifest:full-path="Pictures/20000CA9000055430000229152AB6CD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Arial" style:font-pitch="variable" style:font-charset="x-symbol"/>
    <style:font-face style:name="Lohit Hindi" svg:font-family="'Lohit Hindi', 宋体" style:font-pitch="variable"/>
    <style:font-face style:name="OpenSymbol" svg:font-family="OpenSymbol, 'Arial Unicode MS'" style:font-pitch="variable"/>
    <style:font-face style:name="宋体" svg:font-family="宋体, SimSu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Geneva" svg:font-family="Geneva, 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automatic-styles>
    <style:style style:name="Table1" style:family="table">
      <style:table-properties style:width="6.7264in" fo:margin-left="0.0188in" table:align="left" style:writing-mode="lr-tb"/>
    </style:style>
    <style:style style:name="Table1.A" style:family="table-column">
      <style:table-column-properties style:column-width="2.2174in"/>
    </style:style>
    <style:style style:name="Table1.B" style:family="table-column">
      <style:table-column-properties style:column-width="4.509in"/>
    </style:style>
    <style:style style:name="Table1.1" style:family="table-row">
      <style:table-row-properties fo:keep-together="auto"/>
    </style:style>
    <style:style style:name="Table1.A1" style:family="table-cell">
      <style:table-cell-properties style:vertical-align="top" fo:padding="0.0382in" fo:border-left="none" fo:border-right="none" fo:border-top="1.5pt solid #000000" fo:border-bottom="0.25pt solid #000000" style:writing-mode="lr-tb"/>
    </style:style>
    <style:style style:name="Table1.A2" style:family="table-cell">
      <style:table-cell-properties style:vertical-align="top" fo:padding="0.0382in" fo:border-left="none" fo:border-right="none" fo:border-top="0.25pt solid #000000" fo:border-bottom="none" style:writing-mode="lr-tb"/>
    </style:style>
    <style:style style:name="Table1.A3" style:family="table-cell">
      <style:table-cell-properties style:vertical-align="top" fo:padding="0.0382in" fo:border="none" style:writing-mode="lr-tb"/>
    </style:style>
    <style:style style:name="Table1.14" style:family="table-row">
      <style:table-row-properties style:min-row-height="1.2083in" fo:keep-together="auto"/>
    </style:style>
    <style:style style:name="Table1.A14" style:family="table-cell">
      <style:table-cell-properties style:vertical-align="top" fo:padding="0.0382in" fo:border-left="none" fo:border-right="none" fo:border-top="none" fo:border-bottom="1.5pt solid #000000" style:writing-mode="lr-tb"/>
    </style:style>
    <style:style style:name="Table2" style:family="table">
      <style:table-properties style:width="6.1986in" table:align="center" style:writing-mode="lr-tb"/>
    </style:style>
    <style:style style:name="Table2.A" style:family="table-column">
      <style:table-column-properties style:column-width="1.95in"/>
    </style:style>
    <style:style style:name="Table2.B" style:family="table-column">
      <style:table-column-properties style:column-width="1.0222in"/>
    </style:style>
    <style:style style:name="Table2.C" style:family="table-column">
      <style:table-column-properties style:column-width="1.1028in"/>
    </style:style>
    <style:style style:name="Table2.D" style:family="table-column">
      <style:table-column-properties style:column-width="1.1708in"/>
    </style:style>
    <style:style style:name="Table2.E" style:family="table-column">
      <style:table-column-properties style:column-width="0.952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left="none" fo:border-right="none" fo:border-top="1.5pt solid #000000" fo:border-bottom="0.75pt solid #000000" style:writing-mode="lr-tb"/>
    </style:style>
    <style:style style:name="Table2.2" style:family="table-row">
      <style:table-row-properties style:min-row-height="1.3854in" fo:keep-together="auto"/>
    </style:style>
    <style:style style:name="Table2.A2" style:family="table-cell">
      <style:table-cell-properties style:vertical-align="middle" fo:padding-left="0.075in" fo:padding-right="0.075in" fo:padding-top="0in" fo:padding-bottom="0in" fo:border-left="none" fo:border-right="none" fo:border-top="0.75pt solid #000000" fo:border-bottom="1.5pt solid #000000" style:writing-mode="lr-tb"/>
    </style:style>
    <style:style style:name="Table3" style:family="table">
      <style:table-properties style:width="5.4236in" table:align="center" style:writing-mode="lr-tb"/>
    </style:style>
    <style:style style:name="Table3.A" style:family="table-column">
      <style:table-column-properties style:column-width="1.5354in"/>
    </style:style>
    <style:style style:name="Table3.B" style:family="table-column">
      <style:table-column-properties style:column-width="2.0778in"/>
    </style:style>
    <style:style style:name="Table3.C" style:family="table-column">
      <style:table-column-properties style:column-width="1.810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1.5pt solid #000000" fo:border-bottom="0.5pt solid #000000" style:writing-mode="lr-tb"/>
    </style:style>
    <style:style style:name="Table3.2" style:family="table-row">
      <style:table-row-properties style:min-row-height="4.675in" fo:keep-together="auto"/>
    </style:style>
    <style:style style:name="Table3.A2" style:family="table-cell">
      <style:table-cell-properties style:vertical-align="top" fo:padding-left="0.075in" fo:padding-right="0.075in" fo:padding-top="0in" fo:padding-bottom="0in" fo:border-left="none" fo:border-right="none" fo:border-top="0.5pt solid #000000" fo:border-bottom="1.5pt solid #000000" style:writing-mode="lr-tb"/>
    </style:style>
    <style:style style:name="P1" style:family="paragraph" style:parent-style-name="Standard">
      <style:paragraph-properties fo:line-height="200%"/>
    </style:style>
    <style:style style:name="P2" style:family="paragraph" style:parent-style-name="Standard">
      <style:paragraph-properties fo:line-height="200%"/>
      <style:text-properties fo:font-size="12pt" style:font-size-asian="12pt" style:font-weight-complex="bold"/>
    </style:style>
    <style:style style:name="P3" style:family="paragraph" style:parent-style-name="Standard">
      <style:paragraph-properties fo:line-height="125%"/>
      <style:text-properties fo:font-size="12pt" style:font-size-asian="12pt" style:font-weight-complex="bold"/>
    </style:style>
    <style:style style:name="P4" style:family="paragraph" style:parent-style-name="Standard">
      <style:paragraph-properties fo:line-height="200%"/>
      <style:text-properties fo:font-size="12pt" style:font-name-asian="Times New Roman" style:font-size-asian="12pt"/>
    </style:style>
    <style:style style:name="P5" style:family="paragraph" style:parent-style-name="Standard">
      <style:paragraph-properties fo:line-height="200%"/>
      <style:text-properties fo:font-size="12pt" style:font-name-asian="Times New Roman" style:font-size-asian="12pt" style:font-weight-complex="bold"/>
    </style:style>
    <style:style style:name="P6" style:family="paragraph" style:parent-style-name="Standard">
      <style:paragraph-properties fo:line-height="125%"/>
      <style:text-properties fo:font-size="12pt" style:font-name-asian="Times New Roman" style:font-size-asian="12pt" style:font-weight-complex="bold"/>
    </style:style>
    <style:style style:name="P7" style:family="paragraph" style:parent-style-name="Standard">
      <style:paragraph-properties fo:line-height="125%" fo:text-align="center" style:justify-single-word="false"/>
      <style:text-properties fo:font-size="12pt" style:font-name-asian="Times New Roman" style:font-size-asian="12pt" style:font-weight-complex="bold"/>
    </style:style>
    <style:style style:name="P8" style:family="paragraph" style:parent-style-name="Standard">
      <style:paragraph-properties fo:line-height="125%"/>
      <style:text-properties fo:font-size="12pt" style:font-name-asian="Times New Roman" style:font-size-asian="12pt"/>
    </style:style>
    <style:style style:name="P9" style:family="paragraph" style:parent-style-name="Standard">
      <style:paragraph-properties fo:line-height="125%" fo:text-align="center" style:justify-single-word="false"/>
      <style:text-properties fo:font-size="12pt" style:font-name-asian="Times New Roman" style:font-size-asian="12pt"/>
    </style:style>
    <style:style style:name="P10" style:family="paragraph" style:parent-style-name="Standard">
      <style:paragraph-properties fo:line-height="200%"/>
      <style:text-properties fo:font-size="12pt" fo:font-weight="bold" style:font-name-asian="Times New Roman" style:font-size-asian="12pt" style:font-weight-asian="bold" style:font-weight-complex="bold"/>
    </style:style>
    <style:style style:name="P11" style:family="paragraph" style:parent-style-name="Standard">
      <style:paragraph-properties fo:line-height="200%"/>
      <style:text-properties fo:font-size="12pt" fo:font-weight="bold" style:font-name-asian="Times New Roman" style:font-size-asian="12pt" style:font-weight-asian="bold"/>
    </style:style>
    <style:style style:name="P12" style:family="paragraph" style:parent-style-name="Standard">
      <style:paragraph-properties fo:line-height="125%" fo:text-align="center" style:justify-single-word="false"/>
      <style:text-properties fo:font-weight="bold" style:font-weight-asian="bold" style:font-weight-complex="bold"/>
    </style:style>
    <style:style style:name="P13" style:family="paragraph" style:parent-style-name="Standard">
      <style:paragraph-properties fo:line-height="200%"/>
      <style:text-properties fo:font-weight="bold" style:font-weight-asian="bold" style:font-name-complex="Geneva" style:language-complex="ar" style:country-complex="SA"/>
    </style:style>
    <style:style style:name="P14" style:family="paragraph" style:parent-style-name="Standard">
      <style:paragraph-properties fo:line-height="125%"/>
      <style:text-properties style:font-weight-complex="bold"/>
    </style:style>
    <style:style style:name="P15" style:family="paragraph" style:parent-style-name="Standard">
      <style:paragraph-properties fo:line-height="200%"/>
      <style:text-properties style:font-name-complex="Geneva" style:language-complex="ar" style:country-complex="SA"/>
    </style:style>
    <style:style style:name="P16" style:family="paragraph" style:parent-style-name="Standard">
      <style:paragraph-properties fo:line-height="125%"/>
    </style:style>
    <style:style style:name="P17" style:family="paragraph" style:parent-style-name="Standard">
      <style:paragraph-properties fo:line-height="125%" fo:text-align="center" style:justify-single-word="false"/>
    </style:style>
    <style:style style:name="P18" style:family="paragraph" style:parent-style-name="Standard">
      <style:paragraph-properties fo:line-height="125%" style:snap-to-layout-grid="false"/>
    </style:style>
    <style:style style:name="P19" style:family="paragraph" style:parent-style-name="Standard">
      <style:paragraph-properties fo:line-height="125%"/>
      <style:text-properties style:font-name-asian="Times New Roman"/>
    </style:style>
    <style:style style:name="P20" style:family="paragraph" style:parent-style-name="Standard">
      <style:paragraph-properties fo:line-height="125%" fo:text-align="center" style:justify-single-word="false"/>
      <style:text-properties style:font-name-asian="Times New Roman"/>
    </style:style>
    <style:style style:name="P21" style:family="paragraph" style:parent-style-name="Standard">
      <style:paragraph-properties fo:line-height="125%"/>
      <style:text-properties style:font-name-asian="Times New Roman" style:font-weight-complex="bold"/>
    </style:style>
    <style:style style:name="P22" style:family="paragraph" style:parent-style-name="Standard">
      <style:paragraph-properties fo:line-height="125%" fo:text-align="center" style:justify-single-word="false"/>
      <style:text-properties style:font-name-asian="Times New Roman" style:font-weight-complex="bold"/>
    </style:style>
    <style:style style:name="P23" style:family="paragraph" style:parent-style-name="Standard">
      <style:paragraph-properties fo:line-height="125%" fo:text-align="center" style:justify-single-word="false" style:snap-to-layout-grid="false"/>
      <style:text-properties style:font-name-asian="Times New Roman" style:font-weight-complex="bold"/>
    </style:style>
    <style:style style:name="P24" style:family="paragraph" style:parent-style-name="Standard">
      <style:paragraph-properties fo:line-height="125%"/>
      <style:text-properties fo:color="#000000" fo:font-size="12pt" style:font-name-asian="Times New Roman" style:font-size-asian="12pt" style:font-weight-complex="bold"/>
    </style:style>
    <style:style style:name="P25" style:family="paragraph" style:parent-style-name="Standard">
      <style:paragraph-properties fo:line-height="125%" fo:text-align="center" style:justify-single-word="false"/>
      <style:text-properties fo:color="#000000" style:font-name-asian="Times New Roman" style:font-weight-complex="bold"/>
    </style:style>
    <style:style style:name="P26" style:family="paragraph" style:parent-style-name="Standard">
      <style:paragraph-properties fo:line-height="125%"/>
      <style:text-properties fo:language="fr" fo:country="FR" style:font-name-asian="Times New Roman" style:language-asian="fr" style:country-asian="FR" style:font-weight-complex="bold"/>
    </style:style>
    <style:style style:name="P27" style:family="paragraph" style:parent-style-name="Standard">
      <style:paragraph-properties fo:line-height="125%" style:snap-to-layout-grid="false"/>
      <style:text-properties fo:language="fr" fo:country="FR" style:font-name-asian="Times New Roman" style:language-asian="fr" style:country-asian="FR" style:font-weight-complex="bold"/>
    </style:style>
    <style:style style:name="P28" style:family="paragraph" style:parent-style-name="Standard">
      <style:paragraph-properties fo:line-height="125%"/>
      <style:text-properties fo:language="fr" fo:country="FR" style:font-name-asian="Times New Roman" style:language-asian="fr" style:country-asian="FR"/>
    </style:style>
    <style:style style:name="P29" style:family="paragraph" style:parent-style-name="Standard">
      <style:paragraph-properties fo:text-align="center" style:justify-single-word="false"/>
    </style:style>
    <style:style style:name="P30" style:family="paragraph" style:parent-style-name="Standard">
      <style:paragraph-properties fo:margin-top="0.1945in" fo:margin-bottom="0.0693in" style:contextual-spacing="false" fo:line-height="200%"/>
      <style:text-properties fo:font-size="12pt" fo:font-weight="bold" style:font-name-asian="Times New Roman" style:font-size-asian="12pt" style:font-weight-asian="bold" style:font-weight-complex="bold"/>
    </style:style>
    <style:style style:name="P31" style:family="paragraph" style:parent-style-name="Standard">
      <style:paragraph-properties fo:margin-top="0.1945in" fo:margin-bottom="0.0693in" style:contextual-spacing="false" fo:line-height="200%"/>
      <style:text-properties fo:font-size="12pt" fo:font-weight="bold" style:font-name-asian="Times New Roman" style:font-size-asian="12pt" style:font-weight-asian="bold"/>
    </style:style>
    <style:style style:name="P32" style:family="paragraph" style:parent-style-name="Standard">
      <style:paragraph-properties fo:margin-top="0.1945in" fo:margin-bottom="0.0693in" style:contextual-spacing="false" fo:line-height="200%"/>
      <style:text-properties fo:font-size="12pt" style:font-name-asian="Times New Roman" style:font-size-asian="12pt"/>
    </style:style>
    <style:style style:name="P33" style:family="paragraph" style:parent-style-name="Standard">
      <style:paragraph-properties fo:margin-top="0.0835in" fo:margin-bottom="0in" style:contextual-spacing="false" fo:line-height="200%"/>
      <style:text-properties fo:font-size="12pt" style:font-name-asian="Times New Roman" style:font-size-asian="12pt"/>
    </style:style>
    <style:style style:name="P34" style:family="paragraph" style:parent-style-name="Abstract_20_Header">
      <style:paragraph-properties fo:margin-top="0.0835in" fo:margin-bottom="0in" style:contextual-spacing="false" fo:line-height="200%" style:snap-to-layout-grid="false"/>
    </style:style>
    <style:style style:name="P35" style:family="paragraph" style:parent-style-name="Standard">
      <style:paragraph-properties fo:margin-left="0in" fo:margin-right="0in" fo:margin-top="0.0835in" fo:margin-bottom="0in" style:contextual-spacing="false" fo:line-height="200%" fo:text-indent="0.25in" style:auto-text-indent="false"/>
      <style:text-properties fo:font-size="12pt" style:font-name-asian="Times New Roman" style:font-size-asian="12pt"/>
    </style:style>
    <style:style style:name="P36" style:family="paragraph" style:parent-style-name="Standard">
      <style:paragraph-properties fo:margin-left="0in" fo:margin-right="0in" fo:line-height="200%" fo:text-indent="0.1665in" style:auto-text-indent="false"/>
      <style:text-properties fo:font-size="12pt" style:font-name-asian="Times New Roman" style:font-size-asian="12pt"/>
    </style:style>
    <style:style style:name="P37" style:family="paragraph" style:parent-style-name="Standard">
      <style:paragraph-properties fo:margin-left="0in" fo:margin-right="0in" fo:line-height="200%" fo:text-indent="0.1665in" style:auto-text-indent="false"/>
      <style:text-properties fo:font-size="12pt" style:font-name-asian="Times New Roman" style:font-size-asian="12pt" style:font-weight-complex="bold"/>
    </style:style>
    <style:style style:name="P38" style:family="paragraph" style:parent-style-name="Standard">
      <style:paragraph-properties fo:margin-left="0in" fo:margin-right="0in" fo:margin-top="0.1945in" fo:margin-bottom="0.0693in" style:contextual-spacing="false" fo:line-height="200%" fo:text-indent="0.1665in" style:auto-text-indent="false"/>
      <style:text-properties fo:font-size="12pt" style:font-name-asian="Times New Roman" style:font-size-asian="12pt"/>
    </style:style>
    <style:style style:name="P39" style:family="paragraph" style:parent-style-name="Standard">
      <style:paragraph-properties fo:margin-left="0in" fo:margin-right="0in" fo:line-height="200%" fo:text-indent="0.2917in" style:auto-text-indent="false"/>
      <style:text-properties fo:font-size="12pt" style:font-name-asian="Times New Roman" style:font-size-asian="12pt" style:font-weight-complex="bold"/>
    </style:style>
    <style:style style:name="P40" style:family="paragraph" style:parent-style-name="Standard">
      <style:paragraph-properties fo:margin-left="0.0728in" fo:margin-right="0in" fo:line-height="125%" fo:text-indent="-0.0728in" style:auto-text-indent="false"/>
      <style:text-properties fo:font-size="12pt" style:font-size-asian="12pt" style:font-weight-complex="bold"/>
    </style:style>
    <style:style style:name="P41" style:family="paragraph" style:parent-style-name="Standard">
      <style:paragraph-properties fo:margin-left="0.0728in" fo:margin-right="0in" fo:line-height="125%" fo:text-align="center" style:justify-single-word="false" fo:text-indent="-0.0728in" style:auto-text-indent="false"/>
      <style:text-properties fo:font-size="12pt" style:font-size-asian="12pt" style:font-weight-complex="bold"/>
    </style:style>
    <style:style style:name="P42" style:family="paragraph" style:parent-style-name="Standard">
      <style:paragraph-properties fo:margin-left="0.0728in" fo:margin-right="0in" fo:line-height="125%" fo:text-indent="-0.0728in" style:auto-text-indent="false"/>
      <style:text-properties fo:font-size="12pt" style:font-name-asian="Times New Roman" style:font-size-asian="12pt" style:font-weight-complex="bold"/>
    </style:style>
    <style:style style:name="P43" style:family="paragraph" style:parent-style-name="Standard">
      <style:paragraph-properties fo:margin-left="0.0728in" fo:margin-right="0in" fo:line-height="125%" fo:text-align="center" style:justify-single-word="false" fo:text-indent="-0.0728in" style:auto-text-indent="false"/>
      <style:text-properties fo:font-size="12pt" style:font-name-asian="Times New Roman" style:font-size-asian="12pt" style:font-weight-complex="bold"/>
    </style:style>
    <style:style style:name="P44" style:family="paragraph" style:parent-style-name="正文文本缩进_20_3">
      <style:paragraph-properties fo:margin-left="0in" fo:margin-right="0in" fo:margin-top="0.1807in" fo:margin-bottom="0.0555in" style:contextual-spacing="false" fo:line-height="200%" fo:text-indent="0in" style:auto-text-indent="false"/>
      <style:text-properties fo:color="#000000" fo:font-size="12pt" fo:font-weight="bold" style:font-name-asian="Times New Roman" style:font-size-asian="12pt" style:font-weight-asian="bold"/>
    </style:style>
    <style:style style:name="P45" style:family="paragraph" style:parent-style-name="正文文本缩进_20_3">
      <style:paragraph-properties fo:margin-left="0in" fo:margin-right="0in" fo:margin-top="0.1807in" fo:margin-bottom="0.0555in" style:contextual-spacing="false" fo:line-height="200%" fo:text-indent="0in" style:auto-text-indent="false"/>
      <style:text-properties fo:font-size="12pt" fo:font-weight="bold" style:font-name-asian="Times New Roman" style:font-size-asian="12pt" style:font-weight-asian="bold"/>
    </style:style>
    <style:style style:name="P46" style:family="paragraph" style:parent-style-name="正文文本缩进_20_3">
      <style:paragraph-properties fo:margin-left="0in" fo:margin-right="0in" fo:margin-top="0.1807in" fo:margin-bottom="0.0555in" style:contextual-spacing="false" fo:line-height="200%" fo:text-indent="0in" style:auto-text-indent="false"/>
      <style:text-properties fo:font-size="12pt" style:font-name-asian="Times New Roman" style:font-size-asian="12pt"/>
    </style:style>
    <style:style style:name="P47" style:family="paragraph" style:parent-style-name="Text_20_body">
      <style:paragraph-properties fo:margin-left="0in" fo:margin-right="0in" fo:text-indent="0in" style:auto-text-indent="false"/>
      <style:text-properties style:font-name="Times New Roman" fo:font-size="12pt" style:font-name-asian="Times New Roman" style:font-size-asian="12pt" style:font-weight-complex="bold"/>
    </style:style>
    <style:style style:name="P48" style:family="paragraph" style:parent-style-name="Standard">
      <style:paragraph-properties fo:margin-left="0in" fo:margin-right="0in" fo:text-indent="0in" style:auto-text-indent="false"/>
      <style:text-properties style:font-name="Times New Roman" fo:font-size="12pt" style:font-name-asian="Times New Roman" style:font-size-asian="12pt" style:font-weight-complex="bold"/>
    </style:style>
    <style:style style:name="P49" style:family="paragraph" style:parent-style-name="Standard">
      <style:paragraph-properties fo:line-height="200%" fo:text-align="center" style:justify-single-word="false" fo:orphans="0" fo:widows="0" fo:hyphenation-ladder-count="no-limit" fo:break-before="page"/>
      <style:text-properties fo:hyphenate="false" fo:hyphenation-remain-char-count="2" fo:hyphenation-push-char-count="2"/>
    </style:style>
    <style:style style:name="P50" style:family="paragraph" style:parent-style-name="Standard">
      <style:paragraph-properties fo:text-align="center" style:justify-single-word="false" fo:orphans="0" fo:widows="0" fo:hyphenation-ladder-count="no-limit" fo:break-before="page"/>
      <style:text-properties fo:font-weight="bold" style:font-weight-asian="bold" style:font-weight-complex="bold" fo:hyphenate="false" fo:hyphenation-remain-char-count="2" fo:hyphenation-push-char-count="2"/>
    </style:style>
    <style:style style:name="P51" style:family="paragraph" style:parent-style-name="Standard">
      <style:paragraph-properties fo:line-height="200%" fo:break-before="page"/>
      <style:text-properties fo:font-size="12pt" style:font-size-asian="12pt" style:font-weight-complex="bold"/>
    </style:style>
    <style:style style:name="P52" style:family="paragraph" style:parent-style-name="Standard">
      <style:paragraph-properties fo:margin-left="0in" fo:margin-right="0in" fo:line-height="125%" fo:text-indent="1.0835in" style:auto-text-indent="false"/>
      <style:text-properties fo:font-size="12pt" style:font-name-asian="Times New Roman" style:font-size-asian="12pt"/>
    </style:style>
    <style:style style:name="P53" style:family="paragraph" style:parent-style-name="Standard">
      <style:paragraph-properties fo:margin-left="0in" fo:margin-right="0in" fo:line-height="125%" fo:text-align="center" style:justify-single-word="false" fo:text-indent="0.2929in" style:auto-text-indent="false"/>
      <style:text-properties fo:font-size="12pt" fo:font-weight="bold" style:font-name-asian="Times New Roman" style:font-size-asian="12pt" style:font-weight-asian="bold" style:font-weight-complex="bold"/>
    </style:style>
    <style:style style:name="P54" style:family="paragraph" style:parent-style-name="Standard">
      <style:paragraph-properties fo:margin-left="0in" fo:margin-right="0in" fo:line-height="125%" fo:text-align="center" style:justify-single-word="false" fo:text-indent="0.2929in" style:auto-text-indent="false"/>
      <style:text-properties fo:font-size="12pt" style:font-size-asian="12pt" style:font-weight-complex="bold"/>
    </style:style>
    <style:style style:name="P55" style:family="paragraph" style:parent-style-name="Standard">
      <style:paragraph-properties fo:margin-left="0in" fo:margin-right="0in" fo:line-height="125%" fo:text-align="center" style:justify-single-word="false" fo:text-indent="0.2929in" style:auto-text-indent="false"/>
      <style:text-properties fo:font-size="12pt" style:font-name-asian="Times New Roman" style:font-size-asian="12pt" style:font-weight-complex="bold"/>
    </style:style>
    <style:style style:name="P56" style:family="paragraph" style:parent-style-name="Standard">
      <style:paragraph-properties fo:margin-left="0in" fo:margin-right="0in" fo:line-height="125%" fo:text-align="center" style:justify-single-word="false" fo:text-indent="0.2929in" style:auto-text-indent="false"/>
      <style:text-properties fo:color="#000000" fo:font-size="12pt" fo:font-weight="bold" style:font-name-asian="Times New Roman" style:font-size-asian="12pt" style:font-weight-asian="bold" style:font-weight-complex="bold"/>
    </style:style>
    <style:style style:name="P57" style:family="paragraph" style:parent-style-name="Standard">
      <style:paragraph-properties fo:margin-left="0in" fo:margin-right="0in" fo:line-height="125%" fo:text-align="center" style:justify-single-word="false" fo:text-indent="0.2929in" style:auto-text-indent="false"/>
      <style:text-properties fo:color="#000000" fo:font-size="12pt" style:font-size-asian="12pt" style:font-weight-complex="bold"/>
    </style:style>
    <style:style style:name="P58" style:family="paragraph" style:parent-style-name="Standard">
      <style:paragraph-properties fo:margin-left="0in" fo:margin-right="0in" fo:line-height="125%" fo:text-align="center" style:justify-single-word="false" fo:text-indent="0.2929in" style:auto-text-indent="false"/>
      <style:text-properties fo:color="#000000" fo:font-size="12pt" style:font-name-asian="Times New Roman" style:font-size-asian="12pt" style:font-weight-complex="bold"/>
    </style:style>
    <style:style style:name="P59" style:family="paragraph" style:parent-style-name="Authors_20_2">
      <style:paragraph-properties fo:line-height="200%" fo:text-align="center" style:justify-single-word="false">
        <style:tab-stops>
          <style:tab-stop style:position="1.9709in" style:type="center"/>
          <style:tab-stop style:position="4.1874in" style:type="center"/>
        </style:tab-stops>
      </style:paragraph-properties>
      <style:text-properties fo:font-size="12pt" fo:language="nl" fo:country="NL" style:font-size-asian="12pt" style:language-asian="nl" style:country-asian="NL" style:font-size-complex="12pt" style:font-weight-complex="bold"/>
    </style:style>
    <style:style style:name="P60" style:family="paragraph" style:parent-style-name="Authors_20_2">
      <style:paragraph-properties fo:line-height="200%" fo:text-align="center" style:justify-single-word="false">
        <style:tab-stops>
          <style:tab-stop style:position="1.9709in" style:type="center"/>
          <style:tab-stop style:position="4.1874in" style:type="center"/>
        </style:tab-stops>
      </style:paragraph-properties>
      <style:text-properties fo:font-size="10.5pt" style:font-size-asian="10.5pt" style:font-size-complex="10.5pt" style:font-weight-complex="bold"/>
    </style:style>
    <style:style style:name="P61" style:family="paragraph" style:parent-style-name="Text_20_body">
      <style:paragraph-properties fo:margin-left="0.3335in" fo:margin-right="0in" fo:text-indent="-0.3335in" style:auto-text-indent="false"/>
      <style:text-properties style:font-name="Times New Roman" fo:font-size="12pt"/>
    </style:style>
    <style:style style:name="P62" style:family="paragraph" style:parent-style-name="Standard" style:list-style-name="WW8Num2">
      <style:paragraph-properties fo:margin-left="0in" fo:margin-right="0in" fo:line-height="125%" fo:text-indent="0in" style:auto-text-indent="false"/>
    </style:style>
    <style:style style:name="P63" style:family="paragraph" style:parent-style-name="Standard" style:list-style-name="WW8Num2">
      <style:paragraph-properties fo:margin-left="0.0728in" fo:margin-right="0in" fo:line-height="125%" fo:text-align="center" style:justify-single-word="false" fo:text-indent="-0.0728in" style:auto-text-indent="false"/>
    </style:style>
    <style:style style:name="P64" style:family="paragraph" style:parent-style-name="Authors_20_2" style:master-page-name="Standard">
      <style:paragraph-properties fo:line-height="200%" fo:text-align="center" style:justify-single-word="false" style:page-number="auto">
        <style:tab-stops>
          <style:tab-stop style:position="1.9709in" style:type="center"/>
          <style:tab-stop style:position="4.1874in" style:type="center"/>
        </style:tab-stops>
      </style:paragraph-properties>
      <style:text-properties fo:font-size="12pt" fo:font-weight="bold" style:font-size-asian="12pt" style:font-weight-asian="bold" style:font-size-complex="12pt"/>
    </style:style>
    <style:style style:name="P65" style:family="paragraph">
      <style:paragraph-properties style:writing-mode="lr-tb"/>
    </style:style>
    <style:style style:name="P66" style:family="paragraph">
      <style:paragraph-properties fo:text-align="center" style:writing-mode="lr-tb"/>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font-style-asian="italic" style:font-weight-complex="bold"/>
    </style:style>
    <style:style style:name="T4" style:family="text">
      <style:text-properties style:font-weight-complex="bold"/>
    </style:style>
    <style:style style:name="T5" style:family="text">
      <style:text-properties style:text-position="sub 58%"/>
    </style:style>
    <style:style style:name="T6" style:family="text">
      <style:text-properties style:text-position="sub 58%" style:font-weight-complex="bold"/>
    </style:style>
    <style:style style:name="T7" style:family="text">
      <style:text-properties style:text-position="super 58%"/>
    </style:style>
    <style:style style:name="T8" style:family="text">
      <style:text-properties fo:font-size="12pt" style:font-name-asian="Times New Roman" style:font-size-asian="12pt"/>
    </style:style>
    <style:style style:name="T9" style:family="text">
      <style:text-properties fo:font-size="12pt" style:font-name-asian="Times New Roman" style:font-size-asian="12pt" style:font-weight-complex="bold"/>
    </style:style>
    <style:style style:name="T10" style:family="text">
      <style:text-properties style:font-name-asian="Times New Roman"/>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style:font-name-asian="Times New Roman" style:font-weight-asian="bold"/>
    </style:style>
    <style:style style:name="T14" style:family="text">
      <style:text-properties fo:color="#0000ff"/>
    </style:style>
    <style:style style:name="T15" style:family="text">
      <style:text-properties fo:color="#000000"/>
    </style:style>
    <style:style style:name="T16" style:family="text">
      <style:text-properties fo:color="#000000" fo:font-weight="bold" style:font-weight-asian="bold"/>
    </style:style>
    <style:style style:name="T17" style:family="text">
      <style:text-properties fo:color="#000000" fo:font-style="italic" style:font-style-asian="italic" style:font-style-complex="italic"/>
    </style:style>
    <style:style style:name="T18" style:family="text">
      <style:text-properties fo:color="#ff0000"/>
    </style:style>
    <style:style style:name="T19" style:family="text">
      <style:text-properties fo:color="#ff0000" style:font-weight-complex="bold"/>
    </style:style>
    <style:style style:name="T20" style:family="text">
      <style:text-properties fo:color="#ff0000" style:text-position="super 58%" style:font-weight-complex="bold"/>
    </style:style>
    <style:style style:name="T21" style:family="text">
      <style:text-properties style:font-name="宋体" style:font-name-complex="宋体" style:language-complex="ar" style:country-complex="SA"/>
    </style:style>
    <style:style style:name="T22" style:family="text">
      <style:text-properties style:font-name="Times New Roman" style:font-name-asian="Times New Roman" style:font-name-complex="Times New Roman" style:language-complex="ar" style:country-complex="SA"/>
    </style:style>
    <style:style style:name="T23" style:family="text">
      <style:text-properties style:text-position="0% 100%"/>
    </style:style>
    <style:style style:name="T24" style:family="text">
      <style:text-properties style:text-position="0% 100%" fo:font-style="normal" style:font-style-asian="normal" style:font-style-complex="normal"/>
    </style:style>
    <style:style style:name="T25"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style:run-through="foreground"/>
    </style:style>
    <style:style style:name="gr3" style:family="graphic">
      <style:graphic-properties draw:stroke="none" draw:fill="none" draw:fill-color="#ffffff" draw:textarea-horizontal-align="left" draw:textarea-vertical-align="middle" draw:auto-grow-height="false" fo:padding-top="0.0902in" fo:padding-bottom="0.0902in" fo:padding-left="0.1736in" fo:padding-right="0.1736in" fo:wrap-option="no-wrap"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102in" svg:stroke-color="#ffffff" draw:stroke-linejoin="miter" draw:fill="solid" draw:fill-color="#ffffff" draw:textarea-horizontal-align="left" draw:textarea-vertical-align="middle" draw:auto-grow-height="false" fo:padding-top="0.0902in" fo:padding-bottom="0.0902in" fo:padding-left="0.1736in" fo:padding-right="0.1736in" fo:wrap-option="no-wrap" style:run-through="foreground"/>
    </style:style>
    <style:style style:name="gr5" style:family="graphic">
      <style:graphic-properties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Purification and characterization of a novel cold-adapted β-galactosidase from a newly isolated strain of <text:span text:style-name="T1">Erwinia rhapontici</text:span></text:p>
      <text:p text:style-name="P59"/>
      <text:p text:style-name="P59"/>
      <text:p text:style-name="P60">School of Food Science and Technology, Jiangnan University, Wuxi 214122, China</text:p>
      <text:p text:style-name="P34">Abstract</text:p>
      <text:p text:style-name="P4">A β-galactosidase producing bacterial strain E602 was isolated from frozen soil and identified to be <text:span text:style-name="T1">Erwinia rhapontici</text:span>. This strain was cultured at 26℃ with the induction of lactose for production of β-galactosidase. The enzyme was then purified with ammonium sulfate fractionation, ion exchange and gel filtration chromatography for further studies of the enzymatic characteristics. The purified enzyme had a molecular weight of about 100 kDa. The optimum reaction temperature and pH of this enzyme was 40℃ and pH 7.0 respectively, indicating that this enzyme was a mesophilic neutral β-galactosidase. However, the enzyme retained about 15% activity at 10℃, which also suggested cold-adapted property of it. Kinetics of this enzyme was studied and the K<text:span text:style-name="T5">m</text:span> and V<text:span text:style-name="T5">max</text:span> of this enzyme was 0.21 mmol/l and 263.16 µmol/mg min<text:span text:style-name="T7">-1</text:span>. Metal ions such as Li<text:span text:style-name="T7">+</text:span>, K<text:span text:style-name="T7">+</text:span>, Mg<text:span text:style-name="T7">2+</text:span> and Zn<text:span text:style-name="T7">2+</text:span> can activate the enzymatic activity obviously, while Cu<text:span text:style-name="T7">2+</text:span> and Fe<text:span text:style-name="T7">2+</text:span> inhibited its activity. This enzyme showed<text:span text:style-name="T4"> trans-glycosylation</text:span> activity with lactose. The lactose hydrolysis in milk had been also investigated and results suggested that this enzyme may be suitable for milk processing.</text:p>
      <text:p text:style-name="P4"/>
      <text:p text:style-name="P4">Key Words: β-Galactosidase; <text:span text:style-name="T1">Erwinia rhapontici</text:span>; Isolation and Purification; Enzymatic Characteristics; Cold-adapted</text:p>
      <text:p text:style-name="P30"><text:soft-page-break/>Introduction</text:p>
      <text:p text:style-name="P33">β-galactosidase (EC3.2.1.23) is a kind of glycoside hydrolase which can hydrolyze β-1,4-D-galactosidic linkage in lactose <text:reference-mark-start text:name="ADDIN CSL_CITATION {&quot;mendeley&quot;: {&quot;previouslyFormattedCitation&quot;: &quot;(Hildebrandt et al. 2009)&quot;}, &quot;citationItems&quot;: [{&quot;itemData&quot;: {&quot;volume&quot;: &quot;9&quot;, &quot;id&quot;: &quot;ITEM-1&quot;, &quot;container-title&quot;: &quot;BMC microbiology&quot;, &quot;author&quot;: [{&quot;parse-names&quot;: false, &quot;suffix&quot;: &quot;&quot;, &quot;family&quot;: &quot;Hildebrandt&quot;, &quot;given&quot;: &quot;Piotr&quot;, &quot;dropping-particle&quot;: &quot;&quot;, &quot;non-dropping-particle&quot;: &quot;&quot;}, {&quot;parse-names&quot;: false, &quot;suffix&quot;: &quot;&quot;, &quot;family&quot;: &quot;Wanarska&quot;, &quot;given&quot;: &quot;Marta&quot;, &quot;dropping-particle&quot;: &quot;&quot;, &quot;non-dropping-particle&quot;: &quot;&quot;}, {&quot;parse-names&quot;: false, &quot;suffix&quot;: &quot;&quot;, &quot;family&quot;: &quot;Kur&quot;, &quot;given&quot;: &quot;J\u00f3zef&quot;, &quot;dropping-particle&quot;: &quot;&quot;, &quot;non-dropping-particle&quot;: &quot;&quot;}], &quot;page&quot;: &quot;151&quot;, &quot;abstract&quot;: &quot;The development of a new cold-active beta-D-galactosidases and microorganisms that efficiently ferment lactose is of high biotechnological interest, particularly for lactose removal in milk and dairy products at low temperatures and for cheese whey bioremediation processes with simultaneous bio-ethanol production.&quot;, &quot;issued&quot;: {&quot;date-parts&quot;: [[&quot;2009&quot;, &quot;1&quot;]]}, &quot;title&quot;: &quot;A new cold-adapted beta-D-galactosidase from the Antarctic Arthrobacter sp. 32c - gene cloning, overexpression, purification and properties.&quot;, &quot;type&quot;: &quot;article-journal&quot;, &quot;DOI&quot;: &quot;10.1186/1471-2180-9-151&quot;}, &quot;id&quot;: &quot;ITEM-1&quot;, &quot;uris&quot;: [&quot;http://www.mendeley.com/documents/?uuid=d28fd3ff-cce5-4b16-acfe-4a793dbd8bcf&quot;]}], &quot;schema&quot;: &quot;https://github.com/citation-style-language/schema/raw/master/csl-citation.json&quot;, &quot;properties&quot;: {&quot;noteIndex&quot;: 0}} RND4AtOipmK9P"/><text:span text:style-name="T23">(Hildebrandt et al. 2009)</text:span><text:reference-mark-end text:name="ADDIN CSL_CITATION {&quot;mendeley&quot;: {&quot;previouslyFormattedCitation&quot;: &quot;(Hildebrandt et al. 2009)&quot;}, &quot;citationItems&quot;: [{&quot;itemData&quot;: {&quot;volume&quot;: &quot;9&quot;, &quot;id&quot;: &quot;ITEM-1&quot;, &quot;container-title&quot;: &quot;BMC microbiology&quot;, &quot;author&quot;: [{&quot;parse-names&quot;: false, &quot;suffix&quot;: &quot;&quot;, &quot;family&quot;: &quot;Hildebrandt&quot;, &quot;given&quot;: &quot;Piotr&quot;, &quot;dropping-particle&quot;: &quot;&quot;, &quot;non-dropping-particle&quot;: &quot;&quot;}, {&quot;parse-names&quot;: false, &quot;suffix&quot;: &quot;&quot;, &quot;family&quot;: &quot;Wanarska&quot;, &quot;given&quot;: &quot;Marta&quot;, &quot;dropping-particle&quot;: &quot;&quot;, &quot;non-dropping-particle&quot;: &quot;&quot;}, {&quot;parse-names&quot;: false, &quot;suffix&quot;: &quot;&quot;, &quot;family&quot;: &quot;Kur&quot;, &quot;given&quot;: &quot;J\u00f3zef&quot;, &quot;dropping-particle&quot;: &quot;&quot;, &quot;non-dropping-particle&quot;: &quot;&quot;}], &quot;page&quot;: &quot;151&quot;, &quot;abstract&quot;: &quot;The development of a new cold-active beta-D-galactosidases and microorganisms that efficiently ferment lactose is of high biotechnological interest, particularly for lactose removal in milk and dairy products at low temperatures and for cheese whey bioremediation processes with simultaneous bio-ethanol production.&quot;, &quot;issued&quot;: {&quot;date-parts&quot;: [[&quot;2009&quot;, &quot;1&quot;]]}, &quot;title&quot;: &quot;A new cold-adapted beta-D-galactosidase from the Antarctic Arthrobacter sp. 32c - gene cloning, overexpression, purification and properties.&quot;, &quot;type&quot;: &quot;article-journal&quot;, &quot;DOI&quot;: &quot;10.1186/1471-2180-9-151&quot;}, &quot;id&quot;: &quot;ITEM-1&quot;, &quot;uris&quot;: [&quot;http://www.mendeley.com/documents/?uuid=d28fd3ff-cce5-4b16-acfe-4a793dbd8bcf&quot;]}], &quot;schema&quot;: &quot;https://github.com/citation-style-language/schema/raw/master/csl-citation.json&quot;, &quot;properties&quot;: {&quot;noteIndex&quot;: 0}} RND4AtOipmK9P"/>. This enzyme is applied in dairy industry for elimination of milk lactose in order to prevent the symptom of lactose-intolerance in human beings, and it is also widely used in other food industrial areas<text:reference-mark-start text:name="ADDIN CSL_CITATION {&quot;mendeley&quot;: {&quot;previouslyFormattedCitation&quot;: &quot;(Panesar et al. 2010)&quot;}, &quot;citationItems&quot;: [{&quot;itemData&quot;: {&quot;title&quot;: &quot;Potential Applications of Immobilized \u03b2-Galactosidase in Food Processing Industries&quot;, &quot;volume&quot;: &quot;2010&quot;, &quot;issued&quot;: {&quot;date-parts&quot;: [[&quot;2010&quot;]]}, &quot;container-title&quot;: &quot;Enzyme research&quot;, &quot;author&quot;: [{&quot;parse-names&quot;: false, &quot;suffix&quot;: &quot;&quot;, &quot;family&quot;: &quot;Panesar&quot;, &quot;given&quot;: &quot;Parmjit S&quot;, &quot;dropping-particle&quot;: &quot;&quot;, &quot;non-dropping-particle&quot;: &quot;&quot;}, {&quot;parse-names&quot;: false, &quot;suffix&quot;: &quot;&quot;, &quot;family&quot;: &quot;Kumari&quot;, &quot;given&quot;: &quot;Shweta&quot;, &quot;dropping-particle&quot;: &quot;&quot;, &quot;non-dropping-particle&quot;: &quot;&quot;}, {&quot;parse-names&quot;: false, &quot;suffix&quot;: &quot;&quot;, &quot;family&quot;: &quot;Panesar&quot;, &quot;given&quot;: &quot;Reeba&quot;, &quot;dropping-particle&quot;: &quot;&quot;, &quot;non-dropping-particle&quot;: &quot;&quot;}], &quot;id&quot;: &quot;ITEM-1&quot;, &quot;abstract&quot;: &quot;The enzyme \u03b2-galactosidase can be obtained from a wide variety of sources such as microorganisms, plants, and animals. The use of \u03b2-galactosidase for the hydrolysis of lactose in milk and whey is one of the promising enzymatic applications in food and dairy processing industries. The enzyme can be used in either soluble or immobilized forms but the soluble enzyme can be used only for batch processes and the immobilized form has the advantage of being used in batch wise as well as in continuous operation. Immobilization has been found to be convenient method to make enzyme thermostable and to prevent the loss of enzyme activity. This review has been focused on the different types of techniques used for the immobilization of \u03b2-galactosidase and its potential applications in food industry.&quot;, &quot;type&quot;: &quot;article-journal&quot;, &quot;page&quot;: &quot;473137&quot;, &quot;publisher&quot;: &quot;SAGE-Hindawi Access to Research&quot;}, &quot;id&quot;: &quot;ITEM-1&quot;, &quot;uris&quot;: [&quot;http://www.mendeley.com/documents/?uuid=80411f46-0a2b-404f-9a9d-edbaee4a3d9d&quot;]}], &quot;schema&quot;: &quot;https://github.com/citation-style-language/schema/raw/master/csl-citation.json&quot;, &quot;properties&quot;: {&quot;noteIndex&quot;: 0}} RNDFaLGecLPn3"/><text:span text:style-name="T23">(Panesar et al. 2010)</text:span><text:reference-mark-end text:name="ADDIN CSL_CITATION {&quot;mendeley&quot;: {&quot;previouslyFormattedCitation&quot;: &quot;(Panesar et al. 2010)&quot;}, &quot;citationItems&quot;: [{&quot;itemData&quot;: {&quot;title&quot;: &quot;Potential Applications of Immobilized \u03b2-Galactosidase in Food Processing Industries&quot;, &quot;volume&quot;: &quot;2010&quot;, &quot;issued&quot;: {&quot;date-parts&quot;: [[&quot;2010&quot;]]}, &quot;container-title&quot;: &quot;Enzyme research&quot;, &quot;author&quot;: [{&quot;parse-names&quot;: false, &quot;suffix&quot;: &quot;&quot;, &quot;family&quot;: &quot;Panesar&quot;, &quot;given&quot;: &quot;Parmjit S&quot;, &quot;dropping-particle&quot;: &quot;&quot;, &quot;non-dropping-particle&quot;: &quot;&quot;}, {&quot;parse-names&quot;: false, &quot;suffix&quot;: &quot;&quot;, &quot;family&quot;: &quot;Kumari&quot;, &quot;given&quot;: &quot;Shweta&quot;, &quot;dropping-particle&quot;: &quot;&quot;, &quot;non-dropping-particle&quot;: &quot;&quot;}, {&quot;parse-names&quot;: false, &quot;suffix&quot;: &quot;&quot;, &quot;family&quot;: &quot;Panesar&quot;, &quot;given&quot;: &quot;Reeba&quot;, &quot;dropping-particle&quot;: &quot;&quot;, &quot;non-dropping-particle&quot;: &quot;&quot;}], &quot;id&quot;: &quot;ITEM-1&quot;, &quot;abstract&quot;: &quot;The enzyme \u03b2-galactosidase can be obtained from a wide variety of sources such as microorganisms, plants, and animals. The use of \u03b2-galactosidase for the hydrolysis of lactose in milk and whey is one of the promising enzymatic applications in food and dairy processing industries. The enzyme can be used in either soluble or immobilized forms but the soluble enzyme can be used only for batch processes and the immobilized form has the advantage of being used in batch wise as well as in continuous operation. Immobilization has been found to be convenient method to make enzyme thermostable and to prevent the loss of enzyme activity. This review has been focused on the different types of techniques used for the immobilization of \u03b2-galactosidase and its potential applications in food industry.&quot;, &quot;type&quot;: &quot;article-journal&quot;, &quot;page&quot;: &quot;473137&quot;, &quot;publisher&quot;: &quot;SAGE-Hindawi Access to Research&quot;}, &quot;id&quot;: &quot;ITEM-1&quot;, &quot;uris&quot;: [&quot;http://www.mendeley.com/documents/?uuid=80411f46-0a2b-404f-9a9d-edbaee4a3d9d&quot;]}], &quot;schema&quot;: &quot;https://github.com/citation-style-language/schema/raw/master/csl-citation.json&quot;, &quot;properties&quot;: {&quot;noteIndex&quot;: 0}} RNDFaLGecLPn3"/>⁠. In industry, the β-galactosidases are mainly mesophilic enzymes from microbial origin, such as those from <text:span text:style-name="T1">Kluyveromyces</text:span> and <text:span text:style-name="T1">Aspergillus </text:span><text:reference-mark-start text:name="ADDIN CSL_CITATION {&quot;mendeley&quot;: {&quot;previouslyFormattedCitation&quot;: &quot;(Dagbagli and Goksungur 2008)&quot;}, &quot;citationItems&quot;: [{&quot;itemData&quot;: {&quot;volume&quot;: &quot;11&quot;, &quot;id&quot;: &quot;ITEM-1&quot;, &quot;container-title&quot;: &quot;Electronic Journal of Biotechnology&quot;, &quot;author&quot;: [{&quot;parse-names&quot;: false, &quot;suffix&quot;: &quot;&quot;, &quot;family&quot;: &quot;Dagbagli&quot;, &quot;given&quot;: &quot;Seval&quot;, &quot;dropping-particle&quot;: &quot;&quot;, &quot;non-dropping-particle&quot;: &quot;&quot;}, {&quot;parse-names&quot;: false, &quot;suffix&quot;: &quot;&quot;, &quot;family&quot;: &quot;Goksungur&quot;, &quot;given&quot;: &quot;Yekta&quot;, &quot;dropping-particle&quot;: &quot;&quot;, &quot;non-dropping-particle&quot;: &quot;&quot;}], &quot;title&quot;: &quot;Optimization of \u00df-galactosidase production using Kluyveromyces lactis NRRL Y-8279 by response surface methodology&quot;, &quot;issued&quot;: {&quot;date-parts&quot;: [[&quot;2008&quot;, &quot;10&quot;, &quot;15&quot;]]}, &quot;issue&quot;: &quot;4&quot;, &quot;type&quot;: &quot;article-journal&quot;, &quot;DOI&quot;: &quot;10.2225/vol11-issue4-fulltext-12&quot;}, &quot;id&quot;: &quot;ITEM-1&quot;, &quot;uris&quot;: [&quot;http://www.mendeley.com/documents/?uuid=0a3a1063-7329-4e61-a676-bba90c476e10&quot;]}], &quot;schema&quot;: &quot;https://github.com/citation-style-language/schema/raw/master/csl-citation.json&quot;, &quot;properties&quot;: {&quot;noteIndex&quot;: 0}} RNDRWmaPzvP8E"/><text:span text:style-name="T24">(Dagbagli and Goksungur 2008)</text:span><text:reference-mark-end text:name="ADDIN CSL_CITATION {&quot;mendeley&quot;: {&quot;previouslyFormattedCitation&quot;: &quot;(Dagbagli and Goksungur 2008)&quot;}, &quot;citationItems&quot;: [{&quot;itemData&quot;: {&quot;volume&quot;: &quot;11&quot;, &quot;id&quot;: &quot;ITEM-1&quot;, &quot;container-title&quot;: &quot;Electronic Journal of Biotechnology&quot;, &quot;author&quot;: [{&quot;parse-names&quot;: false, &quot;suffix&quot;: &quot;&quot;, &quot;family&quot;: &quot;Dagbagli&quot;, &quot;given&quot;: &quot;Seval&quot;, &quot;dropping-particle&quot;: &quot;&quot;, &quot;non-dropping-particle&quot;: &quot;&quot;}, {&quot;parse-names&quot;: false, &quot;suffix&quot;: &quot;&quot;, &quot;family&quot;: &quot;Goksungur&quot;, &quot;given&quot;: &quot;Yekta&quot;, &quot;dropping-particle&quot;: &quot;&quot;, &quot;non-dropping-particle&quot;: &quot;&quot;}], &quot;title&quot;: &quot;Optimization of \u00df-galactosidase production using Kluyveromyces lactis NRRL Y-8279 by response surface methodology&quot;, &quot;issued&quot;: {&quot;date-parts&quot;: [[&quot;2008&quot;, &quot;10&quot;, &quot;15&quot;]]}, &quot;issue&quot;: &quot;4&quot;, &quot;type&quot;: &quot;article-journal&quot;, &quot;DOI&quot;: &quot;10.2225/vol11-issue4-fulltext-12&quot;}, &quot;id&quot;: &quot;ITEM-1&quot;, &quot;uris&quot;: [&quot;http://www.mendeley.com/documents/?uuid=0a3a1063-7329-4e61-a676-bba90c476e10&quot;]}], &quot;schema&quot;: &quot;https://github.com/citation-style-language/schema/raw/master/csl-citation.json&quot;, &quot;properties&quot;: {&quot;noteIndex&quot;: 0}} RNDRWmaPzvP8E"/><text:span text:style-name="T25">⁠</text:span>, so that the lactose hydrolysis treatments processing are usually carried out at moderate temperatures, which might cause undesired microbial contaminations during the time of processing <text:reference-mark-start text:name="ADDIN CSL_CITATION {&quot;mendeley&quot;: {&quot;previouslyFormattedCitation&quot;: &quot;(Wanarska et al. 2005)&quot;}, &quot;citationItems&quot;: [{&quot;itemData&quot;: {&quot;title&quot;: &quot;Thermostable Pyrococcus woesei beta-D-galactosidase--high level expression, purification and biochemical properties.&quot;, &quot;volume&quot;: &quot;52&quot;, &quot;container-title&quot;: &quot;Acta Biochimica Polonica&quot;, &quot;issue&quot;: &quot;4&quot;, &quot;author&quot;: [{&quot;parse-names&quot;: false, &quot;suffix&quot;: &quot;&quot;, &quot;family&quot;: &quot;Wanarska&quot;, &quot;given&quot;: &quot;Marta&quot;, &quot;dropping-particle&quot;: &quot;&quot;, &quot;non-dropping-particle&quot;: &quot;&quot;}, {&quot;parse-names&quot;: false, &quot;suffix&quot;: &quot;&quot;, &quot;family&quot;: &quot;Kur&quot;, &quot;given&quot;: &quot;J\u00f3zef&quot;, &quot;dropping-particle&quot;: &quot;&quot;, &quot;non-dropping-particle&quot;: &quot;&quot;}, {&quot;parse-names&quot;: false, &quot;suffix&quot;: &quot;&quot;, &quot;family&quot;: &quot;Pladzyk&quot;, &quot;given&quot;: &quot;Rados\u0142aw&quot;, &quot;dropping-particle&quot;: &quot;&quot;, &quot;non-dropping-particle&quot;: &quot;&quot;}, {&quot;parse-names&quot;: false, &quot;suffix&quot;: &quot;&quot;, &quot;family&quot;: &quot;Turkiewicz&quot;, &quot;given&quot;: &quot;Marianna&quot;, &quot;dropping-particle&quot;: &quot;&quot;, &quot;non-dropping-particle&quot;: &quot;&quot;}], &quot;id&quot;: &quot;ITEM-1&quot;, &quot;abstract&quot;: &quot;The gene encoding beta-D-galactosidase from Pyrococcus woesei was PCR amplified, cloned, expressed in Escherichia coli under the control of an inducible T7 promoter, purified and characterized. The expression system was developed by the construction of recombinant plasmid, based on the high copy number pUET1 vector, giving four times more efficient expression of P. woesei beta-D-galactosidase (20 mg of enzyme from 1 liter of culture) than that obtained from a previously constructed one. The recombinant enzymes were purified in a two-step procedure: double heat-denaturation of E. coli cell proteins and affinity chromatography on p-aminobenzyl 1-thio-beta-D-galactopyranoside-agarose. To achieve efficient purification of P. woesei beta-D-galactosidase by immobilized metal-ion affinity chromatography (IMAC), a His-tag was placed either at the N- or the C-terminal of the coding sequence. The obtained fusion proteins revealed the same specific activity of approximately 5400 U/mg, which was 10 times lower than the wild-type beta-D-galactosidase (51100 U/mg). The activity of P. woesei beta-D-galactosidase was enhanced by thiol compounds, Mg(2+) ions and D-galactose, and was inhibited by heavy metal ions and D-glucose, while Ca(2+) ions had no effect.&quot;, &quot;issued&quot;: {&quot;date-parts&quot;: [[&quot;2005&quot;]]}, &quot;page&quot;: &quot;781-787&quot;, &quot;type&quot;: &quot;article-journal&quot;}, &quot;id&quot;: &quot;ITEM-1&quot;, &quot;uris&quot;: [&quot;http://www.mendeley.com/documents/?uuid=41f80add-69c6-438f-b56d-5bac1b8b4fba&quot;]}], &quot;schema&quot;: &quot;https://github.com/citation-style-language/schema/raw/master/csl-citation.json&quot;, &quot;properties&quot;: {&quot;noteIndex&quot;: 0}} RNDlCPeb7TORc"/><text:span text:style-name="T23">(Wanarska et al. 2005)</text:span><text:reference-mark-end text:name="ADDIN CSL_CITATION {&quot;mendeley&quot;: {&quot;previouslyFormattedCitation&quot;: &quot;(Wanarska et al. 2005)&quot;}, &quot;citationItems&quot;: [{&quot;itemData&quot;: {&quot;title&quot;: &quot;Thermostable Pyrococcus woesei beta-D-galactosidase--high level expression, purification and biochemical properties.&quot;, &quot;volume&quot;: &quot;52&quot;, &quot;container-title&quot;: &quot;Acta Biochimica Polonica&quot;, &quot;issue&quot;: &quot;4&quot;, &quot;author&quot;: [{&quot;parse-names&quot;: false, &quot;suffix&quot;: &quot;&quot;, &quot;family&quot;: &quot;Wanarska&quot;, &quot;given&quot;: &quot;Marta&quot;, &quot;dropping-particle&quot;: &quot;&quot;, &quot;non-dropping-particle&quot;: &quot;&quot;}, {&quot;parse-names&quot;: false, &quot;suffix&quot;: &quot;&quot;, &quot;family&quot;: &quot;Kur&quot;, &quot;given&quot;: &quot;J\u00f3zef&quot;, &quot;dropping-particle&quot;: &quot;&quot;, &quot;non-dropping-particle&quot;: &quot;&quot;}, {&quot;parse-names&quot;: false, &quot;suffix&quot;: &quot;&quot;, &quot;family&quot;: &quot;Pladzyk&quot;, &quot;given&quot;: &quot;Rados\u0142aw&quot;, &quot;dropping-particle&quot;: &quot;&quot;, &quot;non-dropping-particle&quot;: &quot;&quot;}, {&quot;parse-names&quot;: false, &quot;suffix&quot;: &quot;&quot;, &quot;family&quot;: &quot;Turkiewicz&quot;, &quot;given&quot;: &quot;Marianna&quot;, &quot;dropping-particle&quot;: &quot;&quot;, &quot;non-dropping-particle&quot;: &quot;&quot;}], &quot;id&quot;: &quot;ITEM-1&quot;, &quot;abstract&quot;: &quot;The gene encoding beta-D-galactosidase from Pyrococcus woesei was PCR amplified, cloned, expressed in Escherichia coli under the control of an inducible T7 promoter, purified and characterized. The expression system was developed by the construction of recombinant plasmid, based on the high copy number pUET1 vector, giving four times more efficient expression of P. woesei beta-D-galactosidase (20 mg of enzyme from 1 liter of culture) than that obtained from a previously constructed one. The recombinant enzymes were purified in a two-step procedure: double heat-denaturation of E. coli cell proteins and affinity chromatography on p-aminobenzyl 1-thio-beta-D-galactopyranoside-agarose. To achieve efficient purification of P. woesei beta-D-galactosidase by immobilized metal-ion affinity chromatography (IMAC), a His-tag was placed either at the N- or the C-terminal of the coding sequence. The obtained fusion proteins revealed the same specific activity of approximately 5400 U/mg, which was 10 times lower than the wild-type beta-D-galactosidase (51100 U/mg). The activity of P. woesei beta-D-galactosidase was enhanced by thiol compounds, Mg(2+) ions and D-galactose, and was inhibited by heavy metal ions and D-glucose, while Ca(2+) ions had no effect.&quot;, &quot;issued&quot;: {&quot;date-parts&quot;: [[&quot;2005&quot;]]}, &quot;page&quot;: &quot;781-787&quot;, &quot;type&quot;: &quot;article-journal&quot;}, &quot;id&quot;: &quot;ITEM-1&quot;, &quot;uris&quot;: [&quot;http://www.mendeley.com/documents/?uuid=41f80add-69c6-438f-b56d-5bac1b8b4fba&quot;]}], &quot;schema&quot;: &quot;https://github.com/citation-style-language/schema/raw/master/csl-citation.json&quot;, &quot;properties&quot;: {&quot;noteIndex&quot;: 0}} RNDlCPeb7TORc"/>.</text:p>
      <text:p text:style-name="P33">In recent years, cold-adapted enzymes are of high interest in industry because they have some advantages over mesophilic enyzmes. For example, cold-adapted enzymes can catalyze reactions at low temperatures, which might avoid loss of nutrition in foodstuffs and eliminate microbial spoilages of foods to a great extent <text:reference-mark-start text:name="ADDIN CSL_CITATION {&quot;mendeley&quot;: {&quot;previouslyFormattedCitation&quot;: &quot;(Ramli et al. 2011)&quot;}, &quot;citationItems&quot;: [{&quot;itemData&quot;: {&quot;volume&quot;: &quot;10&quot;, &quot;id&quot;: &quot;ITEM-1&quot;, &quot;container-title&quot;: &quot;Microbial Cell Factories&quot;, &quot;author&quot;: [{&quot;parse-names&quot;: false, &quot;suffix&quot;: &quot;&quot;, &quot;family&quot;: &quot;Ramli&quot;, &quot;given&quot;: &quot;Aizi Nor Mazila&quot;, &quot;dropping-particle&quot;: &quot;&quot;, &quot;non-dropping-particle&quot;: &quot;&quot;}, {&quot;parse-names&quot;: false, &quot;suffix&quot;: &quot;&quot;, &quot;family&quot;: &quot;Mahadi&quot;, &quot;given&quot;: &quot;Nor Muhammad&quot;, &quot;dropping-particle&quot;: &quot;&quot;, &quot;non-dropping-particle&quot;: &quot;&quot;}, {&quot;parse-names&quot;: false, &quot;suffix&quot;: &quot;&quot;, &quot;family&quot;: &quot;Rabu&quot;, &quot;given&quot;: &quot;Amir&quot;, &quot;dropping-particle&quot;: &quot;&quot;, &quot;non-dropping-particle&quot;: &quot;&quot;}, {&quot;parse-names&quot;: false, &quot;suffix&quot;: &quot;&quot;, &quot;family&quot;: &quot;Murad&quot;, &quot;given&quot;: &quot;Abdul Munir Abdul&quot;, &quot;dropping-particle&quot;: &quot;&quot;, &quot;non-dropping-particle&quot;: &quot;&quot;}, {&quot;parse-names&quot;: false, &quot;suffix&quot;: &quot;&quot;, &quot;family&quot;: &quot;Bakar&quot;, &quot;given&quot;: &quot;Farah Diba Abu&quot;, &quot;dropping-particle&quot;: &quot;&quot;, &quot;non-dropping-particle&quot;: &quot;&quot;}, {&quot;parse-names&quot;: false, &quot;suffix&quot;: &quot;&quot;, &quot;family&quot;: &quot;Illias&quot;, &quot;given&quot;: &quot;Rosli Md&quot;, &quot;dropping-particle&quot;: &quot;&quot;, &quot;non-dropping-particle&quot;: &quot;&quot;}], &quot;page&quot;: &quot;94&quot;, &quot;abstract&quot;: &quot;ABSTRACT:Cold-adapted enzymes are proteins produced by psychrophilic organisms that display a high catalytic efficiency at extremely low temperatures. Chitin consists of the insoluble homopolysaccharide \u03b2-(1, 4)-linked N-acetylglucosamine, which is the second most abundant biopolymer found in nature. Chitinases (EC 3.2.1.14) play an important role in chitin recycling in nature. Biodegradation of chitin by the action of cold-adapted chitinases offers significant advantages in industrial applications such as the treatment of chitin-rich waste at low temperatures, the biocontrol of phytopathogens in cold environments and the biocontrol of microbial spoilage of refrigerated food.A gene encoding a cold-adapted chitinase (CHI II) from Glaciozyma antarctica PI12 was isolated using Rapid Amplification of cDNA Ends (RACE) and RT-PCR techniques. The isolated gene was successfully expressed in the Pichia pastoris expression system. Analysis of the nucleotide sequence revealed the presence of an open reading frame of 1,215 bp, which encodes a 404 amino acid protein. The recombinant chitinase was secreted into the medium when induced with 1% methanol in BMMY medium at 25C. The purified recombinant chitinase exhibited two bands, corresponding to the non-glycosylated and glycosylated proteins, by SDS-PAGE with molecular masses of approximately 39 and 50 kDa, respectively. The enzyme displayed an acidic pH characteristic with an optimum pH at 4.0 and an optimum temperature at 15C. The enzyme was stable between pH 3.0-4.5 and was able to retain its activity from 5 to 25C. The presence of K+, Mn2+ and Co2+ ions increased the enzyme activity up to 20%. Analysis of the insoluble substrates showed that the purified recombinant chitinase had a strong affinity towards colloidal chitin and little effect on glycol chitosan. CHI II recombinant chitinase exhibited higher Vmax and Kcat values toward colloidal chitin than other substrates at low temperatures.By taking advantage of its high activity at low temperatures and its acidic pH optimum, this recombinant chitinase will be valuable in various biotechnological applications under low temperature and acidic pH conditions.&quot;, &quot;issued&quot;: {&quot;date-parts&quot;: [[&quot;2011&quot;]]}, &quot;title&quot;: &quot;Molecular cloning, expression and biochemical characterisation of a cold-adapted novel recombinant chitinase from Glaciozyma antarctica PI12.&quot;, &quot;type&quot;: &quot;article-journal&quot;, &quot;DOI&quot;: &quot;10.1186/1475-2859-10-94&quot;}, &quot;id&quot;: &quot;ITEM-1&quot;, &quot;uris&quot;: [&quot;http://www.mendeley.com/documents/?uuid=4e9772f3-7048-4914-9fd3-c0d9a13f0803&quot;]}], &quot;schema&quot;: &quot;https://github.com/citation-style-language/schema/raw/master/csl-citation.json&quot;, &quot;properties&quot;: {&quot;noteIndex&quot;: 0}} RNDngD9xsmIIa"/><text:span text:style-name="T23">(Ramli et al. 2011)</text:span><text:reference-mark-end text:name="ADDIN CSL_CITATION {&quot;mendeley&quot;: {&quot;previouslyFormattedCitation&quot;: &quot;(Ramli et al. 2011)&quot;}, &quot;citationItems&quot;: [{&quot;itemData&quot;: {&quot;volume&quot;: &quot;10&quot;, &quot;id&quot;: &quot;ITEM-1&quot;, &quot;container-title&quot;: &quot;Microbial Cell Factories&quot;, &quot;author&quot;: [{&quot;parse-names&quot;: false, &quot;suffix&quot;: &quot;&quot;, &quot;family&quot;: &quot;Ramli&quot;, &quot;given&quot;: &quot;Aizi Nor Mazila&quot;, &quot;dropping-particle&quot;: &quot;&quot;, &quot;non-dropping-particle&quot;: &quot;&quot;}, {&quot;parse-names&quot;: false, &quot;suffix&quot;: &quot;&quot;, &quot;family&quot;: &quot;Mahadi&quot;, &quot;given&quot;: &quot;Nor Muhammad&quot;, &quot;dropping-particle&quot;: &quot;&quot;, &quot;non-dropping-particle&quot;: &quot;&quot;}, {&quot;parse-names&quot;: false, &quot;suffix&quot;: &quot;&quot;, &quot;family&quot;: &quot;Rabu&quot;, &quot;given&quot;: &quot;Amir&quot;, &quot;dropping-particle&quot;: &quot;&quot;, &quot;non-dropping-particle&quot;: &quot;&quot;}, {&quot;parse-names&quot;: false, &quot;suffix&quot;: &quot;&quot;, &quot;family&quot;: &quot;Murad&quot;, &quot;given&quot;: &quot;Abdul Munir Abdul&quot;, &quot;dropping-particle&quot;: &quot;&quot;, &quot;non-dropping-particle&quot;: &quot;&quot;}, {&quot;parse-names&quot;: false, &quot;suffix&quot;: &quot;&quot;, &quot;family&quot;: &quot;Bakar&quot;, &quot;given&quot;: &quot;Farah Diba Abu&quot;, &quot;dropping-particle&quot;: &quot;&quot;, &quot;non-dropping-particle&quot;: &quot;&quot;}, {&quot;parse-names&quot;: false, &quot;suffix&quot;: &quot;&quot;, &quot;family&quot;: &quot;Illias&quot;, &quot;given&quot;: &quot;Rosli Md&quot;, &quot;dropping-particle&quot;: &quot;&quot;, &quot;non-dropping-particle&quot;: &quot;&quot;}], &quot;page&quot;: &quot;94&quot;, &quot;abstract&quot;: &quot;ABSTRACT:Cold-adapted enzymes are proteins produced by psychrophilic organisms that display a high catalytic efficiency at extremely low temperatures. Chitin consists of the insoluble homopolysaccharide \u03b2-(1, 4)-linked N-acetylglucosamine, which is the second most abundant biopolymer found in nature. Chitinases (EC 3.2.1.14) play an important role in chitin recycling in nature. Biodegradation of chitin by the action of cold-adapted chitinases offers significant advantages in industrial applications such as the treatment of chitin-rich waste at low temperatures, the biocontrol of phytopathogens in cold environments and the biocontrol of microbial spoilage of refrigerated food.A gene encoding a cold-adapted chitinase (CHI II) from Glaciozyma antarctica PI12 was isolated using Rapid Amplification of cDNA Ends (RACE) and RT-PCR techniques. The isolated gene was successfully expressed in the Pichia pastoris expression system. Analysis of the nucleotide sequence revealed the presence of an open reading frame of 1,215 bp, which encodes a 404 amino acid protein. The recombinant chitinase was secreted into the medium when induced with 1% methanol in BMMY medium at 25C. The purified recombinant chitinase exhibited two bands, corresponding to the non-glycosylated and glycosylated proteins, by SDS-PAGE with molecular masses of approximately 39 and 50 kDa, respectively. The enzyme displayed an acidic pH characteristic with an optimum pH at 4.0 and an optimum temperature at 15C. The enzyme was stable between pH 3.0-4.5 and was able to retain its activity from 5 to 25C. The presence of K+, Mn2+ and Co2+ ions increased the enzyme activity up to 20%. Analysis of the insoluble substrates showed that the purified recombinant chitinase had a strong affinity towards colloidal chitin and little effect on glycol chitosan. CHI II recombinant chitinase exhibited higher Vmax and Kcat values toward colloidal chitin than other substrates at low temperatures.By taking advantage of its high activity at low temperatures and its acidic pH optimum, this recombinant chitinase will be valuable in various biotechnological applications under low temperature and acidic pH conditions.&quot;, &quot;issued&quot;: {&quot;date-parts&quot;: [[&quot;2011&quot;]]}, &quot;title&quot;: &quot;Molecular cloning, expression and biochemical characterisation of a cold-adapted novel recombinant chitinase from Glaciozyma antarctica PI12.&quot;, &quot;type&quot;: &quot;article-journal&quot;, &quot;DOI&quot;: &quot;10.1186/1475-2859-10-94&quot;}, &quot;id&quot;: &quot;ITEM-1&quot;, &quot;uris&quot;: [&quot;http://www.mendeley.com/documents/?uuid=4e9772f3-7048-4914-9fd3-c0d9a13f0803&quot;]}], &quot;schema&quot;: &quot;https://github.com/citation-style-language/schema/raw/master/csl-citation.json&quot;, &quot;properties&quot;: {&quot;noteIndex&quot;: 0}} RNDngD9xsmIIa"/>⁠<text:bookmark text:name="__DdeLink__1211_340396193"/>. Furthermore, the cold-adapted enzymes have high stability and high catalytic efficiency at low temperatures so that the energy cost of the processing could be reduced <text:reference-mark-start text:name="ADDIN CSL_CITATION {&quot;mendeley&quot;: {&quot;previouslyFormattedCitation&quot;: &quot;(Hildebrandt et al. 2009; Ramli et al. 2011)&quot;}, &quot;citationItems&quot;: [{&quot;itemData&quot;: {&quot;volume&quot;: &quot;10&quot;, &quot;id&quot;: &quot;ITEM-1&quot;, &quot;container-title&quot;: &quot;Microbial Cell Factories&quot;, &quot;author&quot;: [{&quot;parse-names&quot;: false, &quot;suffix&quot;: &quot;&quot;, &quot;family&quot;: &quot;Ramli&quot;, &quot;given&quot;: &quot;Aizi Nor Mazila&quot;, &quot;dropping-particle&quot;: &quot;&quot;, &quot;non-dropping-particle&quot;: &quot;&quot;}, {&quot;parse-names&quot;: false, &quot;suffix&quot;: &quot;&quot;, &quot;family&quot;: &quot;Mahadi&quot;, &quot;given&quot;: &quot;Nor Muhammad&quot;, &quot;dropping-particle&quot;: &quot;&quot;, &quot;non-dropping-particle&quot;: &quot;&quot;}, {&quot;parse-names&quot;: false, &quot;suffix&quot;: &quot;&quot;, &quot;family&quot;: &quot;Rabu&quot;, &quot;given&quot;: &quot;Amir&quot;, &quot;dropping-particle&quot;: &quot;&quot;, &quot;non-dropping-particle&quot;: &quot;&quot;}, {&quot;parse-names&quot;: false, &quot;suffix&quot;: &quot;&quot;, &quot;family&quot;: &quot;Murad&quot;, &quot;given&quot;: &quot;Abdul Munir Abdul&quot;, &quot;dropping-particle&quot;: &quot;&quot;, &quot;non-dropping-particle&quot;: &quot;&quot;}, {&quot;parse-names&quot;: false, &quot;suffix&quot;: &quot;&quot;, &quot;family&quot;: &quot;Bakar&quot;, &quot;given&quot;: &quot;Farah Diba Abu&quot;, &quot;dropping-particle&quot;: &quot;&quot;, &quot;non-dropping-particle&quot;: &quot;&quot;}, {&quot;parse-names&quot;: false, &quot;suffix&quot;: &quot;&quot;, &quot;family&quot;: &quot;Illias&quot;, &quot;given&quot;: &quot;Rosli Md&quot;, &quot;dropping-particle&quot;: &quot;&quot;, &quot;non-dropping-particle&quot;: &quot;&quot;}], &quot;page&quot;: &quot;94&quot;, &quot;abstract&quot;: &quot;ABSTRACT:Cold-adapted enzymes are proteins produced by psychrophilic organisms that display a high catalytic efficiency at extremely low temperatures. Chitin consists of the insoluble homopolysaccharide \u03b2-(1, 4)-linked N-acetylglucosamine, which is the second most abundant biopolymer found in nature. Chitinases (EC 3.2.1.14) play an important role in chitin recycling in nature. Biodegradation of chitin by the action of cold-adapted chitinases offers significant advantages in industrial applications such as the treatment of chitin-rich waste at low temperatures, the biocontrol of phytopathogens in cold environments and the biocontrol of microbial spoilage of refrigerated food.A gene encoding a cold-adapted chitinase (CHI II) from Glaciozyma antarctica PI12 was isolated using Rapid Amplification of cDNA Ends (RACE) and RT-PCR techniques. The isolated gene was successfully expressed in the Pichia pastoris expression system. Analysis of the nucleotide sequence revealed the presence of an open reading frame of 1,215 bp, which encodes a 404 amino acid protein. The recombinant chitinase was secreted into the medium when induced with 1% methanol in BMMY medium at 25C. The purified recombinant chitinase exhibited two bands, corresponding to the non-glycosylated and glycosylated proteins, by SDS-PAGE with molecular masses of approximately 39 and 50 kDa, respectively. The enzyme displayed an acidic pH characteristic with an optimum pH at 4.0 and an optimum temperature at 15C. The enzyme was stable between pH 3.0-4.5 and was able to retain its activity from 5 to 25C. The presence of K+, Mn2+ and Co2+ ions increased the enzyme activity up to 20%. Analysis of the insoluble substrates showed that the purified recombinant chitinase had a strong affinity towards colloidal chitin and little effect on glycol chitosan. CHI II recombinant chitinase exhibited higher Vmax and Kcat values toward colloidal chitin than other substrates at low temperatures.By taking advantage of its high activity at low temperatures and its acidic pH optimum, this recombinant chitinase will be valuable in various biotechnological applications under low temperature and acidic pH conditions.&quot;, &quot;issued&quot;: {&quot;date-parts&quot;: [[&quot;2011&quot;]]}, &quot;title&quot;: &quot;Molecular cloning, expression and biochemical characterisation of a cold-adapted novel recombinant chitinase from Glaciozyma antarctica PI12.&quot;, &quot;type&quot;: &quot;article-journal&quot;, &quot;DOI&quot;: &quot;10.1186/1475-2859-10-94&quot;}, &quot;id&quot;: &quot;ITEM-1&quot;, &quot;uris&quot;: [&quot;http://www.mendeley.com/documents/?uuid=4e9772f3-7048-4914-9fd3-c0d9a13f0803&quot;]}, {&quot;itemData&quot;: {&quot;volume&quot;: &quot;9&quot;, &quot;id&quot;: &quot;ITEM-2&quot;, &quot;container-title&quot;: &quot;BMC microbiology&quot;, &quot;author&quot;: [{&quot;parse-names&quot;: false, &quot;suffix&quot;: &quot;&quot;, &quot;family&quot;: &quot;Hildebrandt&quot;, &quot;given&quot;: &quot;Piotr&quot;, &quot;dropping-particle&quot;: &quot;&quot;, &quot;non-dropping-particle&quot;: &quot;&quot;}, {&quot;parse-names&quot;: false, &quot;suffix&quot;: &quot;&quot;, &quot;family&quot;: &quot;Wanarska&quot;, &quot;given&quot;: &quot;Marta&quot;, &quot;dropping-particle&quot;: &quot;&quot;, &quot;non-dropping-particle&quot;: &quot;&quot;}, {&quot;parse-names&quot;: false, &quot;suffix&quot;: &quot;&quot;, &quot;family&quot;: &quot;Kur&quot;, &quot;given&quot;: &quot;J\u00f3zef&quot;, &quot;dropping-particle&quot;: &quot;&quot;, &quot;non-dropping-particle&quot;: &quot;&quot;}], &quot;page&quot;: &quot;151&quot;, &quot;abstract&quot;: &quot;The development of a new cold-active beta-D-galactosidases and microorganisms that efficiently ferment lactose is of high biotechnological interest, particularly for lactose removal in milk and dairy products at low temperatures and for cheese whey bioremediation processes with simultaneous bio-ethanol production.&quot;, &quot;issued&quot;: {&quot;date-parts&quot;: [[&quot;2009&quot;, &quot;1&quot;]]}, &quot;title&quot;: &quot;A new cold-adapted beta-D-galactosidase from the Antarctic Arthrobacter sp. 32c - gene cloning, overexpression, purification and properties.&quot;, &quot;type&quot;: &quot;article-journal&quot;, &quot;DOI&quot;: &quot;10.1186/1471-2180-9-151&quot;}, &quot;id&quot;: &quot;ITEM-2&quot;, &quot;uris&quot;: [&quot;http://www.mendeley.com/documents/?uuid=d28fd3ff-cce5-4b16-acfe-4a793dbd8bcf&quot;]}], &quot;schema&quot;: &quot;https://github.com/citation-style-language/schema/raw/master/csl-citation.json&quot;, &quot;properties&quot;: {&quot;noteIndex&quot;: 0}} RNDLj68JW7EvF"/><text:span text:style-name="T23">(Hildebrandt et al. 2009; Ramli et al. 2011)</text:span><text:reference-mark-end text:name="ADDIN CSL_CITATION {&quot;mendeley&quot;: {&quot;previouslyFormattedCitation&quot;: &quot;(Hildebrandt et al. 2009; Ramli et al. 2011)&quot;}, &quot;citationItems&quot;: [{&quot;itemData&quot;: {&quot;volume&quot;: &quot;10&quot;, &quot;id&quot;: &quot;ITEM-1&quot;, &quot;container-title&quot;: &quot;Microbial Cell Factories&quot;, &quot;author&quot;: [{&quot;parse-names&quot;: false, &quot;suffix&quot;: &quot;&quot;, &quot;family&quot;: &quot;Ramli&quot;, &quot;given&quot;: &quot;Aizi Nor Mazila&quot;, &quot;dropping-particle&quot;: &quot;&quot;, &quot;non-dropping-particle&quot;: &quot;&quot;}, {&quot;parse-names&quot;: false, &quot;suffix&quot;: &quot;&quot;, &quot;family&quot;: &quot;Mahadi&quot;, &quot;given&quot;: &quot;Nor Muhammad&quot;, &quot;dropping-particle&quot;: &quot;&quot;, &quot;non-dropping-particle&quot;: &quot;&quot;}, {&quot;parse-names&quot;: false, &quot;suffix&quot;: &quot;&quot;, &quot;family&quot;: &quot;Rabu&quot;, &quot;given&quot;: &quot;Amir&quot;, &quot;dropping-particle&quot;: &quot;&quot;, &quot;non-dropping-particle&quot;: &quot;&quot;}, {&quot;parse-names&quot;: false, &quot;suffix&quot;: &quot;&quot;, &quot;family&quot;: &quot;Murad&quot;, &quot;given&quot;: &quot;Abdul Munir Abdul&quot;, &quot;dropping-particle&quot;: &quot;&quot;, &quot;non-dropping-particle&quot;: &quot;&quot;}, {&quot;parse-names&quot;: false, &quot;suffix&quot;: &quot;&quot;, &quot;family&quot;: &quot;Bakar&quot;, &quot;given&quot;: &quot;Farah Diba Abu&quot;, &quot;dropping-particle&quot;: &quot;&quot;, &quot;non-dropping-particle&quot;: &quot;&quot;}, {&quot;parse-names&quot;: false, &quot;suffix&quot;: &quot;&quot;, &quot;family&quot;: &quot;Illias&quot;, &quot;given&quot;: &quot;Rosli Md&quot;, &quot;dropping-particle&quot;: &quot;&quot;, &quot;non-dropping-particle&quot;: &quot;&quot;}], &quot;page&quot;: &quot;94&quot;, &quot;abstract&quot;: &quot;ABSTRACT:Cold-adapted enzymes are proteins produced by psychrophilic organisms that display a high catalytic efficiency at extremely low temperatures. Chitin consists of the insoluble homopolysaccharide \u03b2-(1, 4)-linked N-acetylglucosamine, which is the second most abundant biopolymer found in nature. Chitinases (EC 3.2.1.14) play an important role in chitin recycling in nature. Biodegradation of chitin by the action of cold-adapted chitinases offers significant advantages in industrial applications such as the treatment of chitin-rich waste at low temperatures, the biocontrol of phytopathogens in cold environments and the biocontrol of microbial spoilage of refrigerated food.A gene encoding a cold-adapted chitinase (CHI II) from Glaciozyma antarctica PI12 was isolated using Rapid Amplification of cDNA Ends (RACE) and RT-PCR techniques. The isolated gene was successfully expressed in the Pichia pastoris expression system. Analysis of the nucleotide sequence revealed the presence of an open reading frame of 1,215 bp, which encodes a 404 amino acid protein. The recombinant chitinase was secreted into the medium when induced with 1% methanol in BMMY medium at 25C. The purified recombinant chitinase exhibited two bands, corresponding to the non-glycosylated and glycosylated proteins, by SDS-PAGE with molecular masses of approximately 39 and 50 kDa, respectively. The enzyme displayed an acidic pH characteristic with an optimum pH at 4.0 and an optimum temperature at 15C. The enzyme was stable between pH 3.0-4.5 and was able to retain its activity from 5 to 25C. The presence of K+, Mn2+ and Co2+ ions increased the enzyme activity up to 20%. Analysis of the insoluble substrates showed that the purified recombinant chitinase had a strong affinity towards colloidal chitin and little effect on glycol chitosan. CHI II recombinant chitinase exhibited higher Vmax and Kcat values toward colloidal chitin than other substrates at low temperatures.By taking advantage of its high activity at low temperatures and its acidic pH optimum, this recombinant chitinase will be valuable in various biotechnological applications under low temperature and acidic pH conditions.&quot;, &quot;issued&quot;: {&quot;date-parts&quot;: [[&quot;2011&quot;]]}, &quot;title&quot;: &quot;Molecular cloning, expression and biochemical characterisation of a cold-adapted novel recombinant chitinase from Glaciozyma antarctica PI12.&quot;, &quot;type&quot;: &quot;article-journal&quot;, &quot;DOI&quot;: &quot;10.1186/1475-2859-10-94&quot;}, &quot;id&quot;: &quot;ITEM-1&quot;, &quot;uris&quot;: [&quot;http://www.mendeley.com/documents/?uuid=4e9772f3-7048-4914-9fd3-c0d9a13f0803&quot;]}, {&quot;itemData&quot;: {&quot;volume&quot;: &quot;9&quot;, &quot;id&quot;: &quot;ITEM-2&quot;, &quot;container-title&quot;: &quot;BMC microbiology&quot;, &quot;author&quot;: [{&quot;parse-names&quot;: false, &quot;suffix&quot;: &quot;&quot;, &quot;family&quot;: &quot;Hildebrandt&quot;, &quot;given&quot;: &quot;Piotr&quot;, &quot;dropping-particle&quot;: &quot;&quot;, &quot;non-dropping-particle&quot;: &quot;&quot;}, {&quot;parse-names&quot;: false, &quot;suffix&quot;: &quot;&quot;, &quot;family&quot;: &quot;Wanarska&quot;, &quot;given&quot;: &quot;Marta&quot;, &quot;dropping-particle&quot;: &quot;&quot;, &quot;non-dropping-particle&quot;: &quot;&quot;}, {&quot;parse-names&quot;: false, &quot;suffix&quot;: &quot;&quot;, &quot;family&quot;: &quot;Kur&quot;, &quot;given&quot;: &quot;J\u00f3zef&quot;, &quot;dropping-particle&quot;: &quot;&quot;, &quot;non-dropping-particle&quot;: &quot;&quot;}], &quot;page&quot;: &quot;151&quot;, &quot;abstract&quot;: &quot;The development of a new cold-active beta-D-galactosidases and microorganisms that efficiently ferment lactose is of high biotechnological interest, particularly for lactose removal in milk and dairy products at low temperatures and for cheese whey bioremediation processes with simultaneous bio-ethanol production.&quot;, &quot;issued&quot;: {&quot;date-parts&quot;: [[&quot;2009&quot;, &quot;1&quot;]]}, &quot;title&quot;: &quot;A new cold-adapted beta-D-galactosidase from the Antarctic Arthrobacter sp. 32c - gene cloning, overexpression, purification and properties.&quot;, &quot;type&quot;: &quot;article-journal&quot;, &quot;DOI&quot;: &quot;10.1186/1471-2180-9-151&quot;}, &quot;id&quot;: &quot;ITEM-2&quot;, &quot;uris&quot;: [&quot;http://www.mendeley.com/documents/?uuid=d28fd3ff-cce5-4b16-acfe-4a793dbd8bcf&quot;]}], &quot;schema&quot;: &quot;https://github.com/citation-style-language/schema/raw/master/csl-citation.json&quot;, &quot;properties&quot;: {&quot;noteIndex&quot;: 0}} RNDLj68JW7EvF"/>⁠, on the other hand, the cold-adapted enzymes can be inactivated at moderate temperatures without heating <text:reference-mark-start text:name="ADDIN CSL_CITATION {&quot;mendeley&quot;: {&quot;previouslyFormattedCitation&quot;: &quot;(Nakagawa et al. 2007)&quot;}, &quot;citationItems&quot;: [{&quot;itemData&quot;: {&quot;volume&quot;: &quot;54&quot;, &quot;id&quot;: &quot;ITEM-1&quot;, &quot;container-title&quot;: &quot;Protein expression and purification&quot;, &quot;author&quot;: [{&quot;parse-names&quot;: false, &quot;suffix&quot;: &quot;&quot;, &quot;family&quot;: &quot;Nakagawa&quot;, &quot;given&quot;: &quot;Tomoyuki&quot;, &quot;dropping-particle&quot;: &quot;&quot;, &quot;non-dropping-particle&quot;: &quot;&quot;}, {&quot;parse-names&quot;: false, &quot;suffix&quot;: &quot;&quot;, &quot;family&quot;: &quot;Ikehata&quot;, &quot;given&quot;: &quot;Ryoko&quot;, &quot;dropping-particle&quot;: &quot;&quot;, &quot;non-dropping-particle&quot;: &quot;&quot;}, {&quot;parse-names&quot;: false, &quot;suffix&quot;: &quot;&quot;, &quot;family&quot;: &quot;Myoda&quot;, &quot;given&quot;: &quot;Takao&quot;, &quot;dropping-particle&quot;: &quot;&quot;, &quot;non-dropping-particle&quot;: &quot;&quot;}, {&quot;parse-names&quot;: false, &quot;suffix&quot;: &quot;&quot;, &quot;family&quot;: &quot;Miyaji&quot;, &quot;given&quot;: &quot;Tatsuro&quot;, &quot;dropping-particle&quot;: &quot;&quot;, &quot;non-dropping-particle&quot;: &quot;&quot;}, {&quot;parse-names&quot;: false, &quot;suffix&quot;: &quot;&quot;, &quot;family&quot;: &quot;Tomizuka&quot;, &quot;given&quot;: &quot;Noboru&quot;, &quot;dropping-particle&quot;: &quot;&quot;, &quot;non-dropping-particle&quot;: &quot;&quot;}], &quot;page&quot;: &quot;295-299&quot;, &quot;abstract&quot;: &quot;Cold-active beta-galactosidase from Arthrobacter psychrolactophilus strain F2 was overexpressed in Escherichia coli using the Cold expression system and the recombinant enzyme, rBglAp, was characterized. The purified rBglAp exhibited similar enzymatic properties to the native enzyme, e.g., (i) it had high activity at 0 degrees C, (ii) its optimum temperature and pH were 10 degrees C and 8.0, respectively, and (iii) it was possible to rapidly inactivate the rBglAp at 50 degrees C in 5 min. Moreover, rBglAp was able to hydrolyze both ONPG and lactose with K(m) values of 2.7 and 42.1mM, respectively, at 10 degrees C. One U of rBglAp could hydrolyze about 70% of the lactose in 1 ml of milk in 24h, and the enzyme produced trisaccharide from lactose. We conclude that rBglAp is a cold-active enzyme that is extremely heat labile and has significant potential application to the food industry.&quot;, &quot;issue&quot;: &quot;2&quot;, &quot;issued&quot;: {&quot;date-parts&quot;: [[&quot;2007&quot;, &quot;8&quot;]]}, &quot;title&quot;: &quot;Overexpression and functional analysis of cold-active beta-galactosidase from Arthrobacter psychrolactophilus strain F2.&quot;, &quot;type&quot;: &quot;article-journal&quot;, &quot;DOI&quot;: &quot;10.1016/j.pep.2007.03.010&quot;}, &quot;id&quot;: &quot;ITEM-1&quot;, &quot;uris&quot;: [&quot;http://www.mendeley.com/documents/?uuid=a8734fee-0a12-4ecf-8af3-abbdc09ca6b4&quot;]}], &quot;schema&quot;: &quot;https://github.com/citation-style-language/schema/raw/master/csl-citation.json&quot;, &quot;properties&quot;: {&quot;noteIndex&quot;: 0}} RNDTgSsK4zoTQ"/><text:span text:style-name="T23">(Nakagawa et al. 2007)</text:span><text:reference-mark-end text:name="ADDIN CSL_CITATION {&quot;mendeley&quot;: {&quot;previouslyFormattedCitation&quot;: &quot;(Nakagawa et al. 2007)&quot;}, &quot;citationItems&quot;: [{&quot;itemData&quot;: {&quot;volume&quot;: &quot;54&quot;, &quot;id&quot;: &quot;ITEM-1&quot;, &quot;container-title&quot;: &quot;Protein expression and purification&quot;, &quot;author&quot;: [{&quot;parse-names&quot;: false, &quot;suffix&quot;: &quot;&quot;, &quot;family&quot;: &quot;Nakagawa&quot;, &quot;given&quot;: &quot;Tomoyuki&quot;, &quot;dropping-particle&quot;: &quot;&quot;, &quot;non-dropping-particle&quot;: &quot;&quot;}, {&quot;parse-names&quot;: false, &quot;suffix&quot;: &quot;&quot;, &quot;family&quot;: &quot;Ikehata&quot;, &quot;given&quot;: &quot;Ryoko&quot;, &quot;dropping-particle&quot;: &quot;&quot;, &quot;non-dropping-particle&quot;: &quot;&quot;}, {&quot;parse-names&quot;: false, &quot;suffix&quot;: &quot;&quot;, &quot;family&quot;: &quot;Myoda&quot;, &quot;given&quot;: &quot;Takao&quot;, &quot;dropping-particle&quot;: &quot;&quot;, &quot;non-dropping-particle&quot;: &quot;&quot;}, {&quot;parse-names&quot;: false, &quot;suffix&quot;: &quot;&quot;, &quot;family&quot;: &quot;Miyaji&quot;, &quot;given&quot;: &quot;Tatsuro&quot;, &quot;dropping-particle&quot;: &quot;&quot;, &quot;non-dropping-particle&quot;: &quot;&quot;}, {&quot;parse-names&quot;: false, &quot;suffix&quot;: &quot;&quot;, &quot;family&quot;: &quot;Tomizuka&quot;, &quot;given&quot;: &quot;Noboru&quot;, &quot;dropping-particle&quot;: &quot;&quot;, &quot;non-dropping-particle&quot;: &quot;&quot;}], &quot;page&quot;: &quot;295-299&quot;, &quot;abstract&quot;: &quot;Cold-active beta-galactosidase from Arthrobacter psychrolactophilus strain F2 was overexpressed in Escherichia coli using the Cold expression system and the recombinant enzyme, rBglAp, was characterized. The purified rBglAp exhibited similar enzymatic properties to the native enzyme, e.g., (i) it had high activity at 0 degrees C, (ii) its optimum temperature and pH were 10 degrees C and 8.0, respectively, and (iii) it was possible to rapidly inactivate the rBglAp at 50 degrees C in 5 min. Moreover, rBglAp was able to hydrolyze both ONPG and lactose with K(m) values of 2.7 and 42.1mM, respectively, at 10 degrees C. One U of rBglAp could hydrolyze about 70% of the lactose in 1 ml of milk in 24h, and the enzyme produced trisaccharide from lactose. We conclude that rBglAp is a cold-active enzyme that is extremely heat labile and has significant potential application to the food industry.&quot;, &quot;issue&quot;: &quot;2&quot;, &quot;issued&quot;: {&quot;date-parts&quot;: [[&quot;2007&quot;, &quot;8&quot;]]}, &quot;title&quot;: &quot;Overexpression and functional analysis of cold-active beta-galactosidase from Arthrobacter psychrolactophilus strain F2.&quot;, &quot;type&quot;: &quot;article-journal&quot;, &quot;DOI&quot;: &quot;10.1016/j.pep.2007.03.010&quot;}, &quot;id&quot;: &quot;ITEM-1&quot;, &quot;uris&quot;: [&quot;http://www.mendeley.com/documents/?uuid=a8734fee-0a12-4ecf-8af3-abbdc09ca6b4&quot;]}], &quot;schema&quot;: &quot;https://github.com/citation-style-language/schema/raw/master/csl-citation.json&quot;, &quot;properties&quot;: {&quot;noteIndex&quot;: 0}} RNDTgSsK4zoTQ"/>⁠. Nowadays, there are increasing reports on the researches of cold-adapted β-galactosidases and the β-galactosidases which have good enzymatic activities under low or cold temperatures are now been a research focus. Main of these enzymes are derived from Antarctic bacteria such as <text:span text:style-name="T2">Pseudoalteromonas</text:span> sp., <text:span text:style-name="T2">Arthrobacter </text:span>sp. and <text:span text:style-name="T2">Paracoccus </text:span>sp. <text:reference-mark-start text:name="ADDIN CSL_CITATION {&quot;mendeley&quot;: {&quot;previouslyFormattedCitation&quot;: &quot;(Bia\u0142kowska et al. 2009; Turkiewicz et al. 2003; Wierzbicka-Wo\u015b et al. 2011)&quot;}, &quot;citationItems&quot;: [{&quot;itemData&quot;: {&quot;issued&quot;: {&quot;date-parts&quot;: [[&quot;2003&quot;, &quot;7&quot;]]}, &quot;container-title&quot;: &quot;Biomolecular Engineering&quot;, &quot;author&quot;: [{&quot;parse-names&quot;: false, &quot;suffix&quot;: &quot;&quot;, &quot;family&quot;: &quot;Turkiewicz&quot;, &quot;given&quot;: &quot;Marianna&quot;, &quot;dropping-particle&quot;: &quot;&quot;, &quot;non-dropping-particle&quot;: &quot;&quot;}, {&quot;parse-names&quot;: false, &quot;suffix&quot;: &quot;&quot;, &quot;family&quot;: &quot;Kur&quot;, &quot;given&quot;: &quot;J\u00f3zef&quot;, &quot;dropping-particle&quot;: &quot;&quot;, &quot;non-dropping-particle&quot;: &quot;&quot;}, {&quot;parse-names&quot;: false, &quot;suffix&quot;: &quot;&quot;, &quot;family&quot;: &quot;Bia\u0142kowska&quot;, &quot;given&quot;: &quot;Aneta&quot;, &quot;dropping-particle&quot;: &quot;&quot;, &quot;non-dropping-particle&quot;: &quot;&quot;}, {&quot;parse-names&quot;: false, &quot;suffix&quot;: &quot;&quot;, &quot;family&quot;: &quot;Cie\u015bli\u0144ski&quot;, &quot;given&quot;: &quot;Hubert&quot;, &quot;dropping-particle&quot;: &quot;&quot;, &quot;non-dropping-particle&quot;: &quot;&quot;}, {&quot;parse-names&quot;: false, &quot;suffix&quot;: &quot;&quot;, &quot;family&quot;: &quot;Kalinowska&quot;, &quot;given&quot;: &quot;Halina&quot;, &quot;dropping-particle&quot;: &quot;&quot;, &quot;non-dropping-particle&quot;: &quot;&quot;}, {&quot;parse-names&quot;: false, &quot;suffix&quot;: &quot;&quot;, &quot;family&quot;: &quot;Bielecki&quot;, &quot;given&quot;: &quot;Stanis\u0142aw&quot;, &quot;dropping-particle&quot;: &quot;&quot;, &quot;non-dropping-particle&quot;: &quot;&quot;}], &quot;abstract&quot;: &quot;The marine, psychrotolerant, rod-shaped and Gram-negative bacterium 22b (the best of 41 beta-galactosidase producers out of 107 Antarctic strains subjected to screening), classified as Pseudoalteromonas sp. based on 16S rRNA gene sequence, isolated from the alimentary tract of Antarctic krill Thyssanoessa macrura, synthesizes an intracellular cold-adapted beta-galactosidase, which efficiently hydrolyzes lactose at 0-20 degrees C, as indicated by its specific activity of 21-67 U mg(-1) of protein (11-35% of maximum activity) in this temperature range, as well as k(cat) of 157 s(-1), and k(cat)/K(m) of 47.5 mM(-1) s(-1) at 20 degrees C. The maximum enzyme synthesis (lactose as a sufficient inducer) was observed at 6 degrees C, thus below the optimum growth temperature of the bacterium (15 degrees C). The enzyme extracted from cells was purified to homogeneity (25% recovery) by using the fast, three-step procedure, including affinity chromatography on PABTG-Sepharose. The enzyme is a tetramer composed of roughly 115 kDa subunits. It is maximally active at 40 degrees C (190 U mg(-1) of protein) and pH 6.0-8.0. PNPG is its preferred substrate (50% higher activity than against ONPG). The Pseudoalteromonas sp. 22b beta-galactosidase is activated by thiol compounds (70% rise in activity in the presence of 10 mM dithiotreitol), some metal ions (K(+), Na(+), Mn(2+)-40% increase, Mg(2+)-15% enhancement), and markedly inactivated by pCMB and heavy metal ions, particularly Cu(2+). Noteworthy, Ca(2+) ions do not affect the enzyme activity, and the homogeneous protein is stable at 4 degrees C for at least 30 days without any stabilizers.&quot;, &quot;type&quot;: &quot;article-journal&quot;, &quot;title&quot;: &quot;Antarctic marine bacterium Pseudoalteromonas sp. 22b as a source of cold-adapted \u03b2-galactosidase&quot;, &quot;volume&quot;: &quot;20&quot;, &quot;DOI&quot;: &quot;10.1016/S1389-0344(03)00039-X&quot;, &quot;id&quot;: &quot;ITEM-1&quot;, &quot;page&quot;: &quot;317-324&quot;, &quot;issue&quot;: &quot;4-6&quot;, &quot;note&quot;: &quot;\n        From Duplicate 1 ( \n        \n        \n          Antarctic marine bacterium Pseudoalteromonas sp. 22b as a source of cold-adapted \u03b2-galactosidase\n        \n        \n         - Turkiewicz, M )\n\n        \n        \n\n        \n\n        \n\n      &quot;}, &quot;id&quot;: &quot;ITEM-1&quot;, &quot;uris&quot;: [&quot;http://www.mendeley.com/documents/?uuid=57561902-0a10-4588-8126-353299594b7b&quot;]}, {&quot;itemData&quot;: {&quot;volume&quot;: &quot;191&quot;, &quot;id&quot;: &quot;ITEM-2&quot;, &quot;container-title&quot;: &quot;Archives of microbiology&quot;, &quot;author&quot;: [{&quot;parse-names&quot;: false, &quot;suffix&quot;: &quot;&quot;, &quot;family&quot;: &quot;Bia\u0142kowska&quot;, &quot;given&quot;: &quot;Aneta Monika&quot;, &quot;dropping-particle&quot;: &quot;&quot;, &quot;non-dropping-particle&quot;: &quot;&quot;}, {&quot;parse-names&quot;: false, &quot;suffix&quot;: &quot;&quot;, &quot;family&quot;: &quot;Cie\u015bli\u0144ski&quot;, &quot;given&quot;: &quot;Hubert&quot;, &quot;dropping-particle&quot;: &quot;&quot;, &quot;non-dropping-particle&quot;: &quot;&quot;}, {&quot;parse-names&quot;: false, &quot;suffix&quot;: &quot;&quot;, &quot;family&quot;: &quot;Nowakowska&quot;, &quot;given&quot;: &quot;Karolina Maria&quot;, &quot;dropping-particle&quot;: &quot;&quot;, &quot;non-dropping-particle&quot;: &quot;&quot;}, {&quot;parse-names&quot;: false, &quot;suffix&quot;: &quot;&quot;, &quot;family&quot;: &quot;Kur&quot;, &quot;given&quot;: &quot;J\u00f3zef&quot;, &quot;dropping-particle&quot;: &quot;&quot;, &quot;non-dropping-particle&quot;: &quot;&quot;}, {&quot;parse-names&quot;: false, &quot;suffix&quot;: &quot;&quot;, &quot;family&quot;: &quot;Turkiewicz&quot;, &quot;given&quot;: &quot;Marianna&quot;, &quot;dropping-particle&quot;: &quot;&quot;, &quot;non-dropping-particle&quot;: &quot;&quot;}], &quot;page&quot;: &quot;825-35&quot;, &quot;abstract&quot;: &quot;A psychrotrophic bacterium producing a cold-adapted beta-galactosidase upon growth at low temperatures was classified as Arthrobacter sp. 20B. A genomic DNA library of strain 20B introduced into Escherichia coli TOP10F' and screening on X-Gal (5-bromo-4-chloro-3-indolyl-beta-D-galactopyranoside)-containing agar plates led to the isolation of beta-galactosidase gene. The beta-galactosidase gene (bgaS) encoding a protein of 1,053 amino acids, with a calculated molecular mass of 113,695 kDa. Analysis of the amino acid sequence of BgaS protein, deduced from the bgaS ORF, suggested that it is a member of the glycosyl hydrolase family 2. A native cold-adapted beta-galactosidase was purified to homogeneity and characterized. It is a homotetrameric enzyme, each subunit being approximately 116 kDa polypeptide as deduced from native and SDS-PAGE, respectively. The beta-galactosidase was optimally active at pH 6.0-8.0 and 25 degrees Celsius. P-nitrophenyl-beta-D-galactopyranoside (PNPG) is its preferred substrate (three times higher activity than for ONPG-o-nitrophenyl-beta-D-galactopyranoside). The Arthrobacter sp. 20B beta-galactosidase is activated by thiol compounds (53% rise in activity in the presence of 10 mM 2-mercaptoethanol), some metal ions (activity increased by 50% for Na(+), K(+) and by 11% for Mn(2+)) and inactivated by pCMB (4-chloro-mercuribenzoic acid) and heavy metal ions (Pb(2+), Zn(2+), Cu(2+)).&quot;, &quot;issue&quot;: &quot;11&quot;, &quot;issued&quot;: {&quot;date-parts&quot;: [[&quot;2009&quot;, &quot;11&quot;]]}, &quot;title&quot;: &quot;A new beta-galactosidase with a low temperature optimum isolated from the Antarctic Arthrobacter sp. 20B: gene cloning, purification and characterization.&quot;, &quot;type&quot;: &quot;article-journal&quot;, &quot;DOI&quot;: &quot;10.1007/s00203-009-0509-4&quot;}, &quot;id&quot;: &quot;ITEM-2&quot;, &quot;uris&quot;: [&quot;http://www.mendeley.com/documents/?uuid=0edf1522-eb8d-49b5-97e4-f575c109cceb&quot;]}, {&quot;itemData&quot;: {&quot;volume&quot;: &quot;10&quot;, &quot;id&quot;: &quot;ITEM-3&quot;, &quot;container-title&quot;: &quot;Microbial cell factories&quot;, &quot;author&quot;: [{&quot;parse-names&quot;: false, &quot;suffix&quot;: &quot;&quot;, &quot;family&quot;: &quot;Wierzbicka-Wo\u015b&quot;, &quot;given&quot;: &quot;Anna&quot;, &quot;dropping-particle&quot;: &quot;&quot;, &quot;non-dropping-particle&quot;: &quot;&quot;}, {&quot;parse-names&quot;: false, &quot;suffix&quot;: &quot;&quot;, &quot;family&quot;: &quot;Cie\u015bli\u0144ski&quot;, &quot;given&quot;: &quot;Hubert&quot;, &quot;dropping-particle&quot;: &quot;&quot;, &quot;non-dropping-particle&quot;: &quot;&quot;}, {&quot;parse-names&quot;: false, &quot;suffix&quot;: &quot;&quot;, &quot;family&quot;: &quot;Wanarska&quot;, &quot;given&quot;: &quot;Marta&quot;, &quot;dropping-particle&quot;: &quot;&quot;, &quot;non-dropping-particle&quot;: &quot;&quot;}, {&quot;parse-names&quot;: false, &quot;suffix&quot;: &quot;&quot;, &quot;family&quot;: &quot;Koz\u0142owska-Tylingo&quot;, &quot;given&quot;: &quot;Katarzyna&quot;, &quot;dropping-particle&quot;: &quot;&quot;, &quot;non-dropping-particle&quot;: &quot;&quot;}, {&quot;parse-names&quot;: false, &quot;suffix&quot;: &quot;&quot;, &quot;family&quot;: &quot;Hildebrandt&quot;, &quot;given&quot;: &quot;Piotr&quot;, &quot;dropping-particle&quot;: &quot;&quot;, &quot;non-dropping-particle&quot;: &quot;&quot;}, {&quot;parse-names&quot;: false, &quot;suffix&quot;: &quot;&quot;, &quot;family&quot;: &quot;Kur&quot;, &quot;given&quot;: &quot;J\u00f3zef&quot;, &quot;dropping-particle&quot;: &quot;&quot;, &quot;non-dropping-particle&quot;: &quot;&quot;}], &quot;page&quot;: &quot;108&quot;, &quot;abstract&quot;: &quot;ABSTRACT:&quot;, &quot;issued&quot;: {&quot;date-parts&quot;: [[&quot;2011&quot;, &quot;1&quot;]]}, &quot;title&quot;: &quot;A novel cold-active \u03b2-D-galactosidase from the Paracoccus sp. 32d - gene cloning, purification and characterization.&quot;, &quot;type&quot;: &quot;article-journal&quot;, &quot;DOI&quot;: &quot;10.1186/1475-2859-10-108&quot;}, &quot;id&quot;: &quot;ITEM-3&quot;, &quot;uris&quot;: [&quot;http://www.mendeley.com/documents/?uuid=692c6227-f727-4d3e-b898-7840f50ae4ee&quot;]}], &quot;schema&quot;: &quot;https://github.com/citation-style-language/schema/raw/master/csl-citation.json&quot;, &quot;properties&quot;: {&quot;noteIndex&quot;: 0}} RNDRH7eR4XDNp"/><text:span text:style-name="T23">(Białkowska et al. 2009; Turkiewicz et al. 2003; </text:span><text:soft-page-break/><text:span text:style-name="T23">Wierzbicka-Woś et al. 2011)</text:span><text:reference-mark-end text:name="ADDIN CSL_CITATION {&quot;mendeley&quot;: {&quot;previouslyFormattedCitation&quot;: &quot;(Bia\u0142kowska et al. 2009; Turkiewicz et al. 2003; Wierzbicka-Wo\u015b et al. 2011)&quot;}, &quot;citationItems&quot;: [{&quot;itemData&quot;: {&quot;issued&quot;: {&quot;date-parts&quot;: [[&quot;2003&quot;, &quot;7&quot;]]}, &quot;container-title&quot;: &quot;Biomolecular Engineering&quot;, &quot;author&quot;: [{&quot;parse-names&quot;: false, &quot;suffix&quot;: &quot;&quot;, &quot;family&quot;: &quot;Turkiewicz&quot;, &quot;given&quot;: &quot;Marianna&quot;, &quot;dropping-particle&quot;: &quot;&quot;, &quot;non-dropping-particle&quot;: &quot;&quot;}, {&quot;parse-names&quot;: false, &quot;suffix&quot;: &quot;&quot;, &quot;family&quot;: &quot;Kur&quot;, &quot;given&quot;: &quot;J\u00f3zef&quot;, &quot;dropping-particle&quot;: &quot;&quot;, &quot;non-dropping-particle&quot;: &quot;&quot;}, {&quot;parse-names&quot;: false, &quot;suffix&quot;: &quot;&quot;, &quot;family&quot;: &quot;Bia\u0142kowska&quot;, &quot;given&quot;: &quot;Aneta&quot;, &quot;dropping-particle&quot;: &quot;&quot;, &quot;non-dropping-particle&quot;: &quot;&quot;}, {&quot;parse-names&quot;: false, &quot;suffix&quot;: &quot;&quot;, &quot;family&quot;: &quot;Cie\u015bli\u0144ski&quot;, &quot;given&quot;: &quot;Hubert&quot;, &quot;dropping-particle&quot;: &quot;&quot;, &quot;non-dropping-particle&quot;: &quot;&quot;}, {&quot;parse-names&quot;: false, &quot;suffix&quot;: &quot;&quot;, &quot;family&quot;: &quot;Kalinowska&quot;, &quot;given&quot;: &quot;Halina&quot;, &quot;dropping-particle&quot;: &quot;&quot;, &quot;non-dropping-particle&quot;: &quot;&quot;}, {&quot;parse-names&quot;: false, &quot;suffix&quot;: &quot;&quot;, &quot;family&quot;: &quot;Bielecki&quot;, &quot;given&quot;: &quot;Stanis\u0142aw&quot;, &quot;dropping-particle&quot;: &quot;&quot;, &quot;non-dropping-particle&quot;: &quot;&quot;}], &quot;abstract&quot;: &quot;The marine, psychrotolerant, rod-shaped and Gram-negative bacterium 22b (the best of 41 beta-galactosidase producers out of 107 Antarctic strains subjected to screening), classified as Pseudoalteromonas sp. based on 16S rRNA gene sequence, isolated from the alimentary tract of Antarctic krill Thyssanoessa macrura, synthesizes an intracellular cold-adapted beta-galactosidase, which efficiently hydrolyzes lactose at 0-20 degrees C, as indicated by its specific activity of 21-67 U mg(-1) of protein (11-35% of maximum activity) in this temperature range, as well as k(cat) of 157 s(-1), and k(cat)/K(m) of 47.5 mM(-1) s(-1) at 20 degrees C. The maximum enzyme synthesis (lactose as a sufficient inducer) was observed at 6 degrees C, thus below the optimum growth temperature of the bacterium (15 degrees C). The enzyme extracted from cells was purified to homogeneity (25% recovery) by using the fast, three-step procedure, including affinity chromatography on PABTG-Sepharose. The enzyme is a tetramer composed of roughly 115 kDa subunits. It is maximally active at 40 degrees C (190 U mg(-1) of protein) and pH 6.0-8.0. PNPG is its preferred substrate (50% higher activity than against ONPG). The Pseudoalteromonas sp. 22b beta-galactosidase is activated by thiol compounds (70% rise in activity in the presence of 10 mM dithiotreitol), some metal ions (K(+), Na(+), Mn(2+)-40% increase, Mg(2+)-15% enhancement), and markedly inactivated by pCMB and heavy metal ions, particularly Cu(2+). Noteworthy, Ca(2+) ions do not affect the enzyme activity, and the homogeneous protein is stable at 4 degrees C for at least 30 days without any stabilizers.&quot;, &quot;type&quot;: &quot;article-journal&quot;, &quot;title&quot;: &quot;Antarctic marine bacterium Pseudoalteromonas sp. 22b as a source of cold-adapted \u03b2-galactosidase&quot;, &quot;volume&quot;: &quot;20&quot;, &quot;DOI&quot;: &quot;10.1016/S1389-0344(03)00039-X&quot;, &quot;id&quot;: &quot;ITEM-1&quot;, &quot;page&quot;: &quot;317-324&quot;, &quot;issue&quot;: &quot;4-6&quot;, &quot;note&quot;: &quot;\n        From Duplicate 1 ( \n        \n        \n          Antarctic marine bacterium Pseudoalteromonas sp. 22b as a source of cold-adapted \u03b2-galactosidase\n        \n        \n         - Turkiewicz, M )\n\n        \n        \n\n        \n\n        \n\n      &quot;}, &quot;id&quot;: &quot;ITEM-1&quot;, &quot;uris&quot;: [&quot;http://www.mendeley.com/documents/?uuid=57561902-0a10-4588-8126-353299594b7b&quot;]}, {&quot;itemData&quot;: {&quot;volume&quot;: &quot;191&quot;, &quot;id&quot;: &quot;ITEM-2&quot;, &quot;container-title&quot;: &quot;Archives of microbiology&quot;, &quot;author&quot;: [{&quot;parse-names&quot;: false, &quot;suffix&quot;: &quot;&quot;, &quot;family&quot;: &quot;Bia\u0142kowska&quot;, &quot;given&quot;: &quot;Aneta Monika&quot;, &quot;dropping-particle&quot;: &quot;&quot;, &quot;non-dropping-particle&quot;: &quot;&quot;}, {&quot;parse-names&quot;: false, &quot;suffix&quot;: &quot;&quot;, &quot;family&quot;: &quot;Cie\u015bli\u0144ski&quot;, &quot;given&quot;: &quot;Hubert&quot;, &quot;dropping-particle&quot;: &quot;&quot;, &quot;non-dropping-particle&quot;: &quot;&quot;}, {&quot;parse-names&quot;: false, &quot;suffix&quot;: &quot;&quot;, &quot;family&quot;: &quot;Nowakowska&quot;, &quot;given&quot;: &quot;Karolina Maria&quot;, &quot;dropping-particle&quot;: &quot;&quot;, &quot;non-dropping-particle&quot;: &quot;&quot;}, {&quot;parse-names&quot;: false, &quot;suffix&quot;: &quot;&quot;, &quot;family&quot;: &quot;Kur&quot;, &quot;given&quot;: &quot;J\u00f3zef&quot;, &quot;dropping-particle&quot;: &quot;&quot;, &quot;non-dropping-particle&quot;: &quot;&quot;}, {&quot;parse-names&quot;: false, &quot;suffix&quot;: &quot;&quot;, &quot;family&quot;: &quot;Turkiewicz&quot;, &quot;given&quot;: &quot;Marianna&quot;, &quot;dropping-particle&quot;: &quot;&quot;, &quot;non-dropping-particle&quot;: &quot;&quot;}], &quot;page&quot;: &quot;825-35&quot;, &quot;abstract&quot;: &quot;A psychrotrophic bacterium producing a cold-adapted beta-galactosidase upon growth at low temperatures was classified as Arthrobacter sp. 20B. A genomic DNA library of strain 20B introduced into Escherichia coli TOP10F' and screening on X-Gal (5-bromo-4-chloro-3-indolyl-beta-D-galactopyranoside)-containing agar plates led to the isolation of beta-galactosidase gene. The beta-galactosidase gene (bgaS) encoding a protein of 1,053 amino acids, with a calculated molecular mass of 113,695 kDa. Analysis of the amino acid sequence of BgaS protein, deduced from the bgaS ORF, suggested that it is a member of the glycosyl hydrolase family 2. A native cold-adapted beta-galactosidase was purified to homogeneity and characterized. It is a homotetrameric enzyme, each subunit being approximately 116 kDa polypeptide as deduced from native and SDS-PAGE, respectively. The beta-galactosidase was optimally active at pH 6.0-8.0 and 25 degrees Celsius. P-nitrophenyl-beta-D-galactopyranoside (PNPG) is its preferred substrate (three times higher activity than for ONPG-o-nitrophenyl-beta-D-galactopyranoside). The Arthrobacter sp. 20B beta-galactosidase is activated by thiol compounds (53% rise in activity in the presence of 10 mM 2-mercaptoethanol), some metal ions (activity increased by 50% for Na(+), K(+) and by 11% for Mn(2+)) and inactivated by pCMB (4-chloro-mercuribenzoic acid) and heavy metal ions (Pb(2+), Zn(2+), Cu(2+)).&quot;, &quot;issue&quot;: &quot;11&quot;, &quot;issued&quot;: {&quot;date-parts&quot;: [[&quot;2009&quot;, &quot;11&quot;]]}, &quot;title&quot;: &quot;A new beta-galactosidase with a low temperature optimum isolated from the Antarctic Arthrobacter sp. 20B: gene cloning, purification and characterization.&quot;, &quot;type&quot;: &quot;article-journal&quot;, &quot;DOI&quot;: &quot;10.1007/s00203-009-0509-4&quot;}, &quot;id&quot;: &quot;ITEM-2&quot;, &quot;uris&quot;: [&quot;http://www.mendeley.com/documents/?uuid=0edf1522-eb8d-49b5-97e4-f575c109cceb&quot;]}, {&quot;itemData&quot;: {&quot;volume&quot;: &quot;10&quot;, &quot;id&quot;: &quot;ITEM-3&quot;, &quot;container-title&quot;: &quot;Microbial cell factories&quot;, &quot;author&quot;: [{&quot;parse-names&quot;: false, &quot;suffix&quot;: &quot;&quot;, &quot;family&quot;: &quot;Wierzbicka-Wo\u015b&quot;, &quot;given&quot;: &quot;Anna&quot;, &quot;dropping-particle&quot;: &quot;&quot;, &quot;non-dropping-particle&quot;: &quot;&quot;}, {&quot;parse-names&quot;: false, &quot;suffix&quot;: &quot;&quot;, &quot;family&quot;: &quot;Cie\u015bli\u0144ski&quot;, &quot;given&quot;: &quot;Hubert&quot;, &quot;dropping-particle&quot;: &quot;&quot;, &quot;non-dropping-particle&quot;: &quot;&quot;}, {&quot;parse-names&quot;: false, &quot;suffix&quot;: &quot;&quot;, &quot;family&quot;: &quot;Wanarska&quot;, &quot;given&quot;: &quot;Marta&quot;, &quot;dropping-particle&quot;: &quot;&quot;, &quot;non-dropping-particle&quot;: &quot;&quot;}, {&quot;parse-names&quot;: false, &quot;suffix&quot;: &quot;&quot;, &quot;family&quot;: &quot;Koz\u0142owska-Tylingo&quot;, &quot;given&quot;: &quot;Katarzyna&quot;, &quot;dropping-particle&quot;: &quot;&quot;, &quot;non-dropping-particle&quot;: &quot;&quot;}, {&quot;parse-names&quot;: false, &quot;suffix&quot;: &quot;&quot;, &quot;family&quot;: &quot;Hildebrandt&quot;, &quot;given&quot;: &quot;Piotr&quot;, &quot;dropping-particle&quot;: &quot;&quot;, &quot;non-dropping-particle&quot;: &quot;&quot;}, {&quot;parse-names&quot;: false, &quot;suffix&quot;: &quot;&quot;, &quot;family&quot;: &quot;Kur&quot;, &quot;given&quot;: &quot;J\u00f3zef&quot;, &quot;dropping-particle&quot;: &quot;&quot;, &quot;non-dropping-particle&quot;: &quot;&quot;}], &quot;page&quot;: &quot;108&quot;, &quot;abstract&quot;: &quot;ABSTRACT:&quot;, &quot;issued&quot;: {&quot;date-parts&quot;: [[&quot;2011&quot;, &quot;1&quot;]]}, &quot;title&quot;: &quot;A novel cold-active \u03b2-D-galactosidase from the Paracoccus sp. 32d - gene cloning, purification and characterization.&quot;, &quot;type&quot;: &quot;article-journal&quot;, &quot;DOI&quot;: &quot;10.1186/1475-2859-10-108&quot;}, &quot;id&quot;: &quot;ITEM-3&quot;, &quot;uris&quot;: [&quot;http://www.mendeley.com/documents/?uuid=692c6227-f727-4d3e-b898-7840f50ae4ee&quot;]}], &quot;schema&quot;: &quot;https://github.com/citation-style-language/schema/raw/master/csl-citation.json&quot;, &quot;properties&quot;: {&quot;noteIndex&quot;: 0}} RNDRH7eR4XDNp"/>⁠. </text:p>
      <text:p text:style-name="P35">In this work, we report a novel isolated β-galactosidase which has relative good activity in low temperatures. This enzyme was obtained from the newly isolated <text:span text:style-name="T1">Erwinia rhapontici</text:span> strain E602 which was screened from frozen soil. The β-galactosidase was massively obtained by fermentation of the strain E602 and purified by salting-out, dialysis, ion-exchange chromatography and gel filtration chromatography. The enzymatic activity and the ability for hydrolysis of lactose in milk and the transgalactosylation activity were also investigated. </text:p>
      <text:p text:style-name="P30">Materials and Methods</text:p>
      <text:p text:style-name="P31">Reagents</text:p>
      <text:p text:style-name="P38">Ortho-Nitrophenyl-β-D-Galactopyranoside (ONPG) and <text:span text:style-name="T4">dithithreitol</text:span> was purchased from Sangon Biotech (Shanghai, China). Acetonitrile was purchased from Sigma-Aldrich (Shanghai, China). Molecular weight protein marker was purchased from Fermentas (Shanghai, China). Protein determination kit was purchased from Zoman Biotechnology (Beijing, China). Glucose determination kit was purchased from Rongsheng Biotech (Shanghai, China). Medium components such as tryptone and yeast extract were purchased from Oxoid (Thermo Fisher Scientific, UK). Other reagents were of AR grade.</text:p>
      <text:p text:style-name="P31">Strain isolation and identification</text:p>
      <text:p text:style-name="P32">A sample of frozen soil taken from suburban forest farm in Qiqihar (Heilongjiang Province, China) was used as the origin of bacteria strains which produced cold-adapted β-<text:soft-page-break/>galactosidase. The TSA (tryptone 15 g/l, soya peptone 5 g/l, K<text:span text:style-name="T5">2</text:span>HPO<text:span text:style-name="T5">4</text:span> 2.5 g/l, lactose 2.5 g/l, yeast extract 3 g/l, NaCl 5 g/l, Agar 15g/l, pH 7.3-7.5) medium was used for screening and isolation of the target bacteria strains. A 10 g sample of the soil was added to 100 ml TSA liquid medium without agar and cultivated at 12℃ with shaken at 200 rpm. After 48 h of cultivation, the culture was 10-fold diluted and plated on the surface of TSA medium supplemented with lactose (2.5 g/l) and X-gal (5-bromo-4-chloro-indolyl-β-D-galactopyranoside, 20 mg/ml), followed by incubation at 12℃ for 72 h. Then the blue colonies on the plates were all picked up and inoculated in TSA liquids supplemented with lactose (2.5 g/l) for further investigation of β-galactosidase activities at different temperatures. The strain with highest β-galactosidase activity at low temperatures were selected as the target strain of this work. This strain was preserved as glycerol (15%) stock at -70℃.</text:p>
      <text:p text:style-name="P32">The cell and colony morphology of the target strain was determined by gram staining and microscopy. For identification of the target strain in a molecular approach, the 16s rDNA sequence was amplified by PCR using chromosomal DNA from the target strain as template. The primers for this experiment was 27F(5'- AGA GTT TGA TCC TGG CTC AG -3') and 1391R(5'-(GAC GGG CRG TGW GTR CA-3'). The amplified strand was subjected to DNA sequencing in Biosune Biotechnology co, Ltd (Shanghai, China) for further analysis. The online sequence alignment program NCBI BLASTN2.2.26+ <text:reference-mark-start text:name="ADDIN CSL_CITATION {&quot;mendeley&quot;: {&quot;previouslyFormattedCitation&quot;: &quot;(Zhang et al. 2000)&quot;}, &quot;citationItems&quot;: [{&quot;itemData&quot;: {&quot;type&quot;: &quot;article-journal&quot;, &quot;title&quot;: &quot;A greedy algorithm for aligning DNA sequences.&quot;, &quot;volume&quot;: &quot;7&quot;, &quot;container-title&quot;: &quot;Journal of computational biology a journal of computational molecular cell biology&quot;, &quot;issue&quot;: &quot;1-2&quot;, &quot;author&quot;: [{&quot;parse-names&quot;: false, &quot;suffix&quot;: &quot;&quot;, &quot;family&quot;: &quot;Zhang&quot;, &quot;given&quot;: &quot;Z&quot;, &quot;dropping-particle&quot;: &quot;&quot;, &quot;non-dropping-particle&quot;: &quot;&quot;}, {&quot;parse-names&quot;: false, &quot;suffix&quot;: &quot;&quot;, &quot;family&quot;: &quot;Schwartz&quot;, &quot;given&quot;: &quot;S&quot;, &quot;dropping-particle&quot;: &quot;&quot;, &quot;non-dropping-particle&quot;: &quot;&quot;}, {&quot;parse-names&quot;: false, &quot;suffix&quot;: &quot;&quot;, &quot;family&quot;: &quot;Wagner&quot;, &quot;given&quot;: &quot;L&quot;, &quot;dropping-particle&quot;: &quot;&quot;, &quot;non-dropping-particle&quot;: &quot;&quot;}, {&quot;parse-names&quot;: false, &quot;suffix&quot;: &quot;&quot;, &quot;family&quot;: &quot;Miller&quot;, &quot;given&quot;: &quot;W&quot;, &quot;dropping-particle&quot;: &quot;&quot;, &quot;non-dropping-particle&quot;: &quot;&quot;}], &quot;id&quot;: &quot;ITEM-1&quot;, &quot;abstract&quot;: &quot;For aligning DNA sequences that differ only by sequencing errors, or by equivalent errors from other sources, a greedy algorithm can be much faster than traditional dynamic programming approaches and yet produce an alignment that is guaranteed to be theoretically optimal. We introduce a new greedy alignment algorithm with particularly good performance and show that it computes the same alignment as does a certain dynamic programming algorithm, while executing over 10 times faster on appropriate data. An implementation of this algorithm is currently used in a program that assembles the UniGene database at the National Center for Biotechnology Information.&quot;, &quot;issued&quot;: {&quot;date-parts&quot;: [[&quot;2000&quot;]]}, &quot;page&quot;: &quot;203-214&quot;, &quot;publisher&quot;: &quot;Mary Ann Liebert, Inc.&quot;}, &quot;id&quot;: &quot;ITEM-1&quot;, &quot;uris&quot;: [&quot;http://www.mendeley.com/documents/?uuid=fd072640-3055-42e0-8512-bbfb604b8a7d&quot;]}], &quot;schema&quot;: &quot;https://github.com/citation-style-language/schema/raw/master/csl-citation.json&quot;, &quot;properties&quot;: {&quot;noteIndex&quot;: 0}} RNDoiYuqrRy6M"/><text:span text:style-name="T23">(Zhang et al. 2000)</text:span><text:reference-mark-end text:name="ADDIN CSL_CITATION {&quot;mendeley&quot;: {&quot;previouslyFormattedCitation&quot;: &quot;(Zhang et al. 2000)&quot;}, &quot;citationItems&quot;: [{&quot;itemData&quot;: {&quot;type&quot;: &quot;article-journal&quot;, &quot;title&quot;: &quot;A greedy algorithm for aligning DNA sequences.&quot;, &quot;volume&quot;: &quot;7&quot;, &quot;container-title&quot;: &quot;Journal of computational biology a journal of computational molecular cell biology&quot;, &quot;issue&quot;: &quot;1-2&quot;, &quot;author&quot;: [{&quot;parse-names&quot;: false, &quot;suffix&quot;: &quot;&quot;, &quot;family&quot;: &quot;Zhang&quot;, &quot;given&quot;: &quot;Z&quot;, &quot;dropping-particle&quot;: &quot;&quot;, &quot;non-dropping-particle&quot;: &quot;&quot;}, {&quot;parse-names&quot;: false, &quot;suffix&quot;: &quot;&quot;, &quot;family&quot;: &quot;Schwartz&quot;, &quot;given&quot;: &quot;S&quot;, &quot;dropping-particle&quot;: &quot;&quot;, &quot;non-dropping-particle&quot;: &quot;&quot;}, {&quot;parse-names&quot;: false, &quot;suffix&quot;: &quot;&quot;, &quot;family&quot;: &quot;Wagner&quot;, &quot;given&quot;: &quot;L&quot;, &quot;dropping-particle&quot;: &quot;&quot;, &quot;non-dropping-particle&quot;: &quot;&quot;}, {&quot;parse-names&quot;: false, &quot;suffix&quot;: &quot;&quot;, &quot;family&quot;: &quot;Miller&quot;, &quot;given&quot;: &quot;W&quot;, &quot;dropping-particle&quot;: &quot;&quot;, &quot;non-dropping-particle&quot;: &quot;&quot;}], &quot;id&quot;: &quot;ITEM-1&quot;, &quot;abstract&quot;: &quot;For aligning DNA sequences that differ only by sequencing errors, or by equivalent errors from other sources, a greedy algorithm can be much faster than traditional dynamic programming approaches and yet produce an alignment that is guaranteed to be theoretically optimal. We introduce a new greedy alignment algorithm with particularly good performance and show that it computes the same alignment as does a certain dynamic programming algorithm, while executing over 10 times faster on appropriate data. An implementation of this algorithm is currently used in a program that assembles the UniGene database at the National Center for Biotechnology Information.&quot;, &quot;issued&quot;: {&quot;date-parts&quot;: [[&quot;2000&quot;]]}, &quot;page&quot;: &quot;203-214&quot;, &quot;publisher&quot;: &quot;Mary Ann Liebert, Inc.&quot;}, &quot;id&quot;: &quot;ITEM-1&quot;, &quot;uris&quot;: [&quot;http://www.mendeley.com/documents/?uuid=fd072640-3055-42e0-8512-bbfb604b8a7d&quot;]}], &quot;schema&quot;: &quot;https://github.com/citation-style-language/schema/raw/master/csl-citation.json&quot;, &quot;properties&quot;: {&quot;noteIndex&quot;: 0}} RNDoiYuqrRy6M"/>⁠ was used for comparing and analyzing the sequence identity with the data of bacterial 16S ribosomal RNA. Phylogenetic tree was inferred using the alignment data with software ClustalX1.83 and MEGA3.1. For identification of the target strain with physiological and biochemical <text:soft-page-break/>experiments, utilization of various carbon sources and acid production from various sugars was tested according to methods previously described (Geider et al. 2006; Hauben &amp; Swings, 2005). </text:p>
      <text:p text:style-name="P31">Production of β-galactosidase </text:p>
      <text:p text:style-name="P36">The <text:span text:style-name="T1">E. rhapontici </text:span>E602 strain was activated on TSA medium at 26℃ for 24 h. A single colony of the strain was inoculated in 5 ml TSA liquid and cultivated with shaking at 26℃ for 12 h. Aliquots was taken from the culture and inoculated at a ratio of 1% (volume) into 100 ml TSA liquid in a flask and cultured at 26℃ for 15 h. Then the secondary seed was inoculated at a ratio of 1% (volume) into a 5 l TSA liquid supplemented with lactose (2.5 g/l) in a fermentor (New Brunswick Scientific, USA) and fermented at 26℃ for 18 h with an agitation speed of 200 rpm.</text:p>
      <text:p text:style-name="P44">Purification of β-galactosidase</text:p>
      <text:p text:style-name="P36">The culture of <text:span text:style-name="T3">E. rhapontici </text:span><text:span text:style-name="T4">E602 was harvested from fermentor and subjected to centrifugation</text:span> at 4℃ and 10,000 g for 30 min on Beckman Avanti J-26xp centrifuge (Beckman Coulter Inc., Fullerton, CA) and then treated with sonication. The supernatant was collected after centrifugation at 4℃ and 21,000 rpm for 30 min on Beckman Avanti J-26xp centrifuge, and then the ammonium sulfate salting out was performed. The supernatant was treated with 20% ammonium sulfate saturation and then centrifuged at 4℃ and 10,000 g for 10 min. After centrifugation, the sediment was discarded and the supernatant was brought to 40% ammonium sulfate saturation and centrifuged at 4℃ and 10,000 g for 10 min again. Then the sediment was dissolved in 10 mmol/L PBS (phosphate buffered saline buffer, pH <text:soft-page-break/>7.0), and dialyzed at 0℃ for 12 h. The resultant solution was subjected to anion exchange chromatography, followed by gel filtration chromatography.</text:p>
      <text:p text:style-name="P36">Anion exchange chromatography was performed on an AKTA purifier system (GE Healthcare, Sweden) using a HiPrep 16/10 DEAE column and equilibrated with 20 mmol/L Tri-HCl (pH 7.0). The target enzyme was eluted by a solution (containing 2 mol/l NaCl and 20 mmol/L Tri-HCl, pH 7.0) at gradient (volume) of 10%, 15%, 27%, 33% and 40%. The elution speed was 5 ml/min. Gel filtration chromatography was also performed on AKTA purifier system using a HiPrep 16/60 Sephacryl S-100 column (GE Healthcare, Sweden). The β-galactosidase was eluted in 50 mmol/l PBS buffer (150 mmol/l NaCl, pH 7.0) at 0.5 ml/min.</text:p>
      <text:p text:style-name="P45">Enzyme activity assay</text:p>
      <text:p text:style-name="P36">The β-galactosidases activity was determined as described by Gist-Brocades[10], except that the incubation temperature of the enzyme was adjusted to 40℃ and pH was adjusted to 7.0. One unit of enzyme activity was defined as the amount of enzyme hydrolyzing 1 μmol of substrate ortho-nitrophenyl-β-D-galactopyranoside (ONPG) per minute. The specific activity of β-galactosidases was expressed in units per milligram of enzyme protein.</text:p>
      <text:p text:style-name="P45">Effects of temperature, pH and various reagent on enzyme activity</text:p>
      <text:p text:style-name="P36">The effect of temperature on enzyme activity was determined at temperatures ranging from 0 to 60℃. The thermostability of the enzyme was tested by incubation of the enzyme at temperatures ranging from 10-50℃ for 6 h. The effect of pH on enzyme activity was determined at 40℃ in buffers which pH ranged from 4.0 to 9.0. The pH stability profile of <text:soft-page-break/>enzyme was determined by incubation of this enzyme at 4℃ for 1 h in PBS buffers (pH 4.0-9.0). The effects of these factors were evaluated <text:s/>by determination of the residue enzyme activity.</text:p>
      <text:p text:style-name="P4"><text:s text:c="4"/>The effect of various reagents on enzyme activity was determined by assaying the residue activity after incubating the enzyme in 1 to 10 mmol/l of the reagents (dissolved in PBS buffer, pH 7.0) at 25℃ for 20 min. The cations tested were Li<text:span text:style-name="T7">+</text:span><text:span text:style-name="T4">, </text:span>Na<text:span text:style-name="T7">+</text:span><text:span text:style-name="T4">, </text:span>K<text:span text:style-name="T7">+</text:span><text:span text:style-name="T4">, </text:span>Mg<text:span text:style-name="T7">2+</text:span><text:span text:style-name="T4">, </text:span>Ca<text:span text:style-name="T7">2+</text:span><text:span text:style-name="T4">, </text:span>Zn<text:span text:style-name="T7">2+</text:span><text:span text:style-name="T4">, </text:span>Cu<text:span text:style-name="T7">2+</text:span><text:span text:style-name="T4">, </text:span>Fe<text:span text:style-name="T7">2+</text:span><text:span text:style-name="T4">, </text:span>Mn<text:span text:style-name="T7">2+</text:span><text:span text:style-name="T4">, and </text:span>Pb<text:span text:style-name="T7">2+</text:span>. The thiol reagents 2- mercaptoethanol and dithiothreitol, the enzyme inhibitors p-chloromercuribenzoic acid and the chelating agent ethylene diamine tetraacetic acid (EDTA) were also examined. Relative activity was estimated in above experiments by comparison to the highest activity (100%).</text:p>
      <text:p text:style-name="P44">Kinetic analysis of <text:bookmark-start text:name="__DdeLink__23_1159311676"/>β-galactosidase<text:bookmark-end text:name="__DdeLink__23_1159311676"/></text:p>
      <text:p text:style-name="P4">The kinetic parameters (K<text:span text:style-name="T5">m</text:span> and V<text:span text:style-name="T5">max</text:span>) were calculated from Lineweaver-Burk plots using ONPG as a substrate. The ONPG concentration ranged from 0.80 mmol/l to 10 mmol/l. All the experiments were carried out at 40℃ and pH 7.0.</text:p>
      <text:p text:style-name="P45">Hydrolysis of lactose in milk</text:p>
      <text:p text:style-name="P4"><text:s text:c="2"/>Fifteen units of the purified β-galactosidase was added to 5 ml fresh milk (containing 5% (w/v) lactose). The solution was incubated at different temperatures ranging from 0 to 40℃ for 12 h. One hundred micro-liter of the aliquots was withdrawn every 2 h from the incubation and the β-galactosidase in which was denatured by adding 10% trichloroacetic acid. After centrifugation, the supernatants were subjected to glucose concentration analysis in order to evaluate the hydrolysis ratio of milk lactose. </text:p>
      <text:p text:style-name="P45"><text:soft-page-break/>Trans-glycosylation of lactose by <text:span text:style-name="T15">β-galactosidase</text:span> and the galactooligosaccharides assay</text:p>
      <text:p text:style-name="P4"><text:s text:c="2"/>Forty-five units of the purified β-galactosidase was added to 5 ml lactose solution (300 mg/ml). The solution was incubated at 40℃ for 12 h. Five hundred micro-liter of the aliquots was withdrawn every 2 h of incubation. The aliquots were incubated in boiling water for 2 min to inactive the enzyme, followed by detection of galactooligosaccharides with LC-MS.</text:p>
      <text:p text:style-name="P30">Results and Discussion</text:p>
      <text:p text:style-name="P44">Isolation and identification of a β-galactosidase producing strain <text:span text:style-name="T1">E. rhapontici </text:span>E602</text:p>
      <text:p text:style-name="P46">According to the methods described in this work, a total of 80 isolates from frozen soil which showed blue colonies on TSA plates supplemented with lactose and X-gal were picked up for β-galactosidase assays. Fifteen isolates of which produced β-galactosidase active at low temperatures (0-20℃). The strain with the highest β-galactosidase activity at 20℃ was named E602. <text:s/>Cell of strain E602 was rod-shaped, 0.5-1.0 μm wide by 1.0-2.0 μm long, occuring singly or in pairs, gram-negtive and non-endospore-forming. This strain showed milky white colony with a little metallic sheen on TSA medium, and it had a growth temperature range of 4-30℃ with optimum growth at 26℃.</text:p>
      <text:p text:style-name="P46">For identification of this strain, the 16S rRNA gene was amplified by PCR from the chromosome of E602. The 1.5 kb amplified sequence was subjecte<text:span text:style-name="T15">d to BLAST alignment </text:span><text:span text:style-name="T15">with bacterial 16S rRNA gene online (http://blast.ncbi.nlm.nih.gov). The BLAST analysis </text:span><text:span text:style-name="T15">showed that strain E602 shared the highest and same similarity (98%) with </text:span><text:span text:style-name="T17">Erwinia </text:span><text:span text:style-name="T17">tasmaniensis</text:span><text:span text:style-name="T15"> DSM 17950, </text:span><text:span text:style-name="T17">Erwinia rhapontici</text:span><text:span text:style-name="T15"> DSM 4484, </text:span><text:span text:style-name="T17">Erwinia persicina</text:span><text:span text:style-name="T15"> ATCC 35998 and </text:span><text:span text:style-name="T17">Erwinia amylovora</text:span><text:span text:style-name="T15"> DSM 30165. The phylogenetic trees (</text:span><text:span text:style-name="T18">Fig. 1</text:span><text:span text:style-name="T15">) were obtained by using </text:span><text:soft-page-break/><text:span text:style-name="T15">the least-squares, maximum-parsimony and neighbour-joining algorithms (</text:span><text:span text:style-name="T18">Dastager SG, Lee J-C, Ju Y-J, Park D-J, Kim C-J. Leifsonia kribbensis sp. nov., isolated from soil. International journal of systematic and evolutionary microbiology. 2009;59(Pt 1):18-21.</text:span><text:span text:style-name="T15">). So the 16S rRNA analysis results suggested that strain E602 belong to the genus </text:span><text:span text:style-name="T17">Erwinia</text:span><text:span text:style-name="T15">. </text:span></text:p>
      <text:p text:style-name="P46"><text:span text:style-name="T15">In order to identify strain E602 to species, the physiological and biochemical experiments was done to test the utilization of various carbon sources and acid production from various sugars. The results were listed in </text:span><text:span text:style-name="T18">Table 1</text:span>. These results indicated that strain E602 was identified as <text:span text:style-name="T1">Erwinia rhapontici.</text:span></text:p>
      <text:p text:style-name="P44">Production and purification of β-galactosidase from <text:span text:style-name="T1">E. rhapontici </text:span>E602</text:p>
      <text:p text:style-name="P4"><text:span text:style-name="T4"><text:s text:c="2"/></text:span><text:span text:style-name="T1">E. rhapontici</text:span><text:span text:style-name="T4"> is a kind of gram-negative bacterium which can be used for production of enzymes and additives for food industr</text:span><text:span text:style-name="T19">y</text:span><text:span text:style-name="T20"> [11]</text:span><text:span text:style-name="T19">,</text:span><text:span text:style-name="T4"> and this strain is not pathogenic to animals and human beings. In this work, the strain </text:span><text:span text:style-name="T1">E. rhapontici</text:span><text:span text:style-name="T4"> E602 was cultivated with induction of lactose for production of </text:span>β-galactosidase.<text:span text:style-name="T4"> The enzyme was firstly treated with ammonium sulfate precipitation. After that, the target enzyme was further purified by 2-step separations: the anion exchange chromatography (Fig. 2) and the gel filtration chromatography (Fig. 3). As shown by Fig. 2, the target enzyme showed a single high peak on the graph. The elution correspondent to the peak was collected for gel filtration chromatography. In Fig. 3, there </text:span><text:span text:style-name="T4">was only one peak on the graph, and the elution correspondent to this peak was collected for </text:span><text:span text:style-name="T4">β-galactosidase enzyme activity assay. The purification procedures and results of the β-</text:span><text:span text:style-name="T4">galactosidase are summarized in Table 2 which depicts specific activity and the purification fold of every step. After these purification procedures, the final enzyme activity reached </text:span><text:soft-page-break/><text:span text:style-name="T4">177.00 U/mg protein. The enzyme samples of every purification step were subjected to 12% SDS-PAGE analysis and the final purified β-galactosidase showed a single band of about 100 kDa (Fig. 4).</text:span></text:p>
      <text:p text:style-name="P1"/>
      <text:p text:style-name="P10">Temperature and pH profiles of β-galactosidase</text:p>
      <text:p text:style-name="P37">The effect of temperature on the enzyme activity was studied at temperatures ranging from 0 to 60℃ at pH 7.0 (Fig. 5). The purified enzyme showed the maximum activity at 40℃. However, the enzyme retained about 15% of the activity at 10℃, which also suggested cold-adaptive property of this enzyme. Thermostability of the enzyme was determined by incubation at 10, 20, 30, and 40℃ for 6 h (Fig. 6) and at 50℃ for 30 min (Fig. 7). Results showed that the enzymatic half-life of the β-galactosidase at 10, 20, 30, 40, and 50℃ were 13 h, 11 h, 8 h, 7 h and 2 min respectively.</text:p>
      <text:p text:style-name="P36"><text:span text:style-name="T4">The pH profiles of the enzyme were shown in Fig. 7 and Fig. 8. The enzyme displayed its maximum activity at pH 7.0 (Fig. 8) and retained more than 80% of its activity at the pH range of 6.5 to 7.5, which is a good property with respect to milk processing because the pH of milk is near to 6.7. The pH stability was determined by</text:span> initial incubation at 4℃ for an hour in PBS buffer (pH 4.0-9.0), followed by activity determination under standard conditions (<text:span text:style-name="T4">Fig. 9</text:span>).</text:p>
      <text:p text:style-name="P4"/>
      <text:p text:style-name="P10">Effects of metal cations, EDTA, thiol reagents and inhibitors on enzyme activity of β-galactosidase</text:p>
      <text:p text:style-name="P36"><text:span text:style-name="T4">According to the results listed in Table 3, the cations </text:span>Li<text:span text:style-name="T7">+</text:span>, K<text:span text:style-name="T7">+</text:span>, Mg<text:span text:style-name="T7">2+</text:span> activated the enzyme activity and Cu<text:span text:style-name="T7">2+</text:span>, Fe<text:span text:style-name="T7">2+</text:span>, Pb<text:span text:style-name="T7">2+ </text:span>inhibited the enzyme activity. <text:span text:style-name="T4">Chelating agent</text:span> EDTA inhibited <text:soft-page-break/>the enzyme activity. Enzyme inhibitors displayed inhibition against the enzyme while thiol reagents revealed some promotion effects. </text:p>
      <text:p text:style-name="P4"/>
      <text:p text:style-name="P10">Effects of substrate or substrate-like molecules on enzyme activity of β-galactosidase</text:p>
      <text:p text:style-name="P36"><text:span text:style-name="T4">The enzyme kinetic parameters for ONPG or other substrate-like inhibitors were calculated from a Lineweaver-Burk plot. The K</text:span><text:span text:style-name="T6">m</text:span><text:span text:style-name="T4"> and V</text:span><text:span text:style-name="T6">max</text:span><text:span text:style-name="T4"> values for ONPG were </text:span>0.184 mmol/L and 263.16 μmol/mg pro·min (Fig. 10). The substrate-like inhibitors, glucose (100 mmol/L), lactose (10 mmol/L) and galactose (100 mmol/L) were added to obtain the inhibitor constant value K<text:span text:style-name="T5">i</text:span> according to the inhibitor substrate concentration. The results showed that lactose and galactose had a competitive inhibitor effect against ONPG (Fig. 11). The inhibitory activity of lactose was greater than galactose. The K<text:span text:style-name="T5">i</text:span> for lactose and galactose was 7 mmol/L and 36.84 mmol/L, respectively.</text:p>
      <text:p text:style-name="P11">Galactooligosaccharide production by <text:span text:style-name="T4">β-galactosidase from </text:span><text:span text:style-name="T3">E. rhapontici </text:span><text:span text:style-name="T4">E602</text:span></text:p>
      <text:p text:style-name="P4"><text:s text:c="2"/>The galactooligosaccharide produced by trans-glycosylation reaction of lactose was determined by LC-MS. The sample of lactose standard and the lactose hydrolysis solution were showed in Fig. 13 and Fig. 14, respectively. The component which showed a peak at 12.46 min in Fig. 13 was determined to be a kind of trisaccharide <text:s/>and its molecular weight was 504 (Fig. 15). These results showed that the <text:span text:style-name="T4">β-galactosidase produced by </text:span><text:span text:style-name="T1">E. rhapontici</text:span><text:span text:style-name="T4"> </text:span><text:span text:style-name="T4">E602 can effectively transform the lactose into </text:span>galactooligosaccharide. </text:p>
      <text:p text:style-name="P10"/>
      <text:p text:style-name="P10">Hydrolysis of Lactose in milk by β-galactosidase from <text:span text:style-name="T1">E. rhapontici </text:span>E602</text:p>
      <text:p text:style-name="P4"><text:span text:style-name="T4"><text:s text:c="2"/>The lactose hydrolysis ability of the purified β-galactosidase from </text:span><text:span text:style-name="T1">E. rhapontici </text:span>E602<text:span text:style-name="T12"> </text:span><text:span text:style-name="T4">was tested with fresh milk at different temperatures (Fig. 12). Result showed that the hydrolysis </text:span><text:soft-page-break/><text:span text:style-name="T4">rate of lactose reached 60% after 12 h of hydrolysis at 30℃. When the reaction was carried out at 40℃, 8 h was needed for hydrolyzing 50% of the lactose. </text:span></text:p>
      <text:p text:style-name="P5"/>
      <text:p text:style-name="P10">Conclusion</text:p>
      <text:p text:style-name="P36"><text:span text:style-name="T4">In this work, th</text:span>e β-galactosidase was produced by <text:span text:style-name="T1">E. rhapontici</text:span> E602 and was efficiently purified with several procedures. <text:span text:style-name="T4">The optimum temperature of the enzyme is 40℃ and its optimum pH is 7.0 and th</text:span>e enzyme was stable from pH 5.0 to 8.0. Its thermostability was good from 10 to 40℃ and its thermostability was poor at 50℃. The metal ions Li<text:span text:style-name="T7">+</text:span>、K<text:span text:style-name="T7">+</text:span>、Mg<text:span text:style-name="T7">2+</text:span> activated the enzyme activity and Cu<text:span text:style-name="T7">2+</text:span>, Fe<text:span text:style-name="T7">2+</text:span>, Pb<text:span text:style-name="T7">2+ </text:span>inhibited the enzyme activity. <text:span text:style-name="T4">The </text:span>K<text:span text:style-name="T5">m</text:span> and V<text:span text:style-name="T5">max</text:span> of this β-galactosidase was 0.184 mmol/L and 263.16 μmol/mg pro·min respectively using ONPG as substrate. These results indicated that this enzyme was proper for hydrolysis of milk lactose and production of low lactose milk product. Trisaccharide was efficiently formed during the process of lactose hydrolysis so that this enzyme may also be applied for galactooligosaccharide production.</text:p>
      <text:p text:style-name="P4"/>
      <text:p text:style-name="P10">Acknowledgement</text:p>
      <text:p text:style-name="P39">This work was supported by the National Natural Science Foundation of China (Beijing) under Grant No. 31000752, the National Science and Technology Support Program of China (2012BAK08B01)，NCET-11-0663 and the Fundamental ResearchFunds for the Central Universities (JUSRP51309A)</text:p>
      <text:p text:style-name="P5"/>
      <text:p text:style-name="P5"/>
      <text:section text:style-name="Sect1" text:name="ADDIN Mendeley Bibliography CSL_BIBLIOGRAPHY  RNDlZHZXS7cA0">
        <text:p text:style-name="P48"> </text:p>
        <text:p text:style-name="P61"><text:soft-page-break/>Białkowska AM, Cieśliński H, Nowakowska KM, Kur J, Turkiewicz M (2009) A new beta-galactosidase with a low temperature optimum isolated from the Antarctic Arthrobacter sp. 20B: gene cloning, purification and characterization. Archives of microbiology 191:825–35. doi: 10.1007/s00203-009-0509-4</text:p>
        <text:p text:style-name="P61">Dagbagli S, Goksungur Y (2008) Optimization of ß-galactosidase production using Kluyveromyces lactis NRRL Y-8279 by response surface methodology. Electronic Journal of Biotechnology. doi: 10.2225/vol11-issue4-fulltext-12</text:p>
        <text:p text:style-name="P61">Hildebrandt P, Wanarska M, Kur J (2009) A new cold-adapted beta-D-galactosidase from the Antarctic Arthrobacter sp. 32c - gene cloning, overexpression, purification and properties. BMC microbiology 9:151. doi: 10.1186/1471-2180-9-151</text:p>
        <text:p text:style-name="P61">Nakagawa T, Ikehata R, Myoda T, Miyaji T, Tomizuka N (2007) Overexpression and functional analysis of cold-active beta-galactosidase from Arthrobacter psychrolactophilus strain F2. Protein expression and purification 54:295–299. doi: 10.1016/j.pep.2007.03.010</text:p>
        <text:p text:style-name="P61">Panesar PS, Kumari S, Panesar R (2010) Potential Applications of Immobilized β-Galactosidase in Food Processing Industries. Enzyme research 2010:473137.</text:p>
        <text:p text:style-name="P61">Ramli ANM, Mahadi NM, Rabu A, Murad AMA, Bakar FDA, Illias RM (2011) Molecular cloning, expression and biochemical characterisation of a cold-adapted novel recombinant chitinase from Glaciozyma antarctica PI12. Microbial Cell Factories 10:94. doi: 10.1186/1475-2859-10-94</text:p>
        <text:p text:style-name="P61">Turkiewicz M, Kur J, Białkowska A, Cieśliński H, Kalinowska H, Bielecki S (2003) Antarctic marine bacterium Pseudoalteromonas sp. 22b as a source of cold-adapted β-galactosidase. Biomolecular Engineering 20:317–324. doi: 10.1016/S1389-0344(03)00039-X</text:p>
        <text:p text:style-name="P61">Wanarska M, Kur J, Pladzyk R, Turkiewicz M (2005) Thermostable Pyrococcus woesei beta-D-galactosidase--high level expression, purification and biochemical properties. Acta Biochimica Polonica 52:781–787.</text:p>
        <text:p text:style-name="P61">Wierzbicka-Woś A, Cieśliński H, Wanarska M, Kozłowska-Tylingo K, Hildebrandt P, Kur J (2011) A novel cold-active β-D-galactosidase from the Paracoccus sp. 32d - gene cloning, purification and characterization. Microbial cell factories 10:108. doi: 10.1186/1475-2859-10-108</text:p>
        <text:p text:style-name="P61">Zhang Z, Schwartz S, Wagner L, Miller W (2000) A greedy algorithm for aligning DNA sequences. Journal of computational biology a journal of computational molecular cell biology 7:203–214.</text:p>
        <text:p text:style-name="P47"/>
      </text:section>
      <text:p text:style-name="P2"/>
      <text:p text:style-name="P2"/>
      <text:p text:style-name="P51"/>
      <text:p text:style-name="P13">Table and Figure Legends</text:p>
      <text:p text:style-name="P6"><text:span text:style-name="T11">Table 1</text:span> Physiological and biochemical characteristics of strain E602</text:p>
      <text:p text:style-name="P6"><text:span text:style-name="T11">Table 2</text:span> Purification of β-galactosidase from Erwinia rhapontici E602</text:p>
      <text:p text:style-name="P6"><text:span text:style-name="T11">Table 3</text:span> Effects of metal cations, EDTA, thiol reagents, and enzyme inhibitors on the β-galactosidase activity</text:p>
      <text:p text:style-name="Standard"><text:span text:style-name="T12">Fig.1 </text:span><text:span text:style-name="T4">The phylogenetic tree based on 16 S rRNA gene sequences.</text:span><text:span text:style-name="T12"> </text:span>This tree was obtained using software <text:span text:style-name="T8">MEGA3.1 </text:span>by the Neighbor-Joining method. Numbers at branch nodes indicate bootstrap values of 1,000 trials (only values 50% were shown). Bar: 0.02 substitutions per nucleotide position.</text:p>
      <text:p text:style-name="P6"><text:span text:style-name="T11">Fig. 2</text:span> Results of anion exchange chromatography of β-galactosidase</text:p>
      <text:p text:style-name="P6"><text:span text:style-name="T11">Fig.3</text:span> Results of gel filtration chromatography of β-galactosidase</text:p>
      <text:p text:style-name="P6"><text:span text:style-name="T11">Fig. 4</text:span> SDS-PAGE analysis of the purified β-galactosidase from different stages. Lane 1: protein marker, lane 2: cell-free extracts, lane 3: fraction of (NH<text:span text:style-name="T5">4</text:span>)<text:span text:style-name="T5">2</text:span>SO<text:span text:style-name="T5">4</text:span> precipitation, lane 4: <text:s/>fraction of AKTA DEAE column, lane 5: fraction of AKTA Sephacryl S-100 column.</text:p>
      <text:p text:style-name="P6"><text:span text:style-name="T11">Fig. 5</text:span> Effect of temperature on activity of β-galactosidase. Error bars represent the standard deviation from 3 separate experiments.</text:p>
      <text:p text:style-name="P40"><text:span text:style-name="T13">Fig. 6</text:span><text:span text:style-name="T10"> The thermostability of the β-galactosidase at different temperatures. </text:span><text:span text:style-name="T21">◆</text:span><text:span text:style-name="T10"> 10</text:span><text:span text:style-name="T21">℃</text:span><text:span text:style-name="T10">; ■ 20</text:span><text:span text:style-name="T21">℃</text:span><text:span text:style-name="T10">;▲30</text:span><text:span text:style-name="T21">℃</text:span><text:span text:style-name="T10">; × 40</text:span><text:span text:style-name="T21">℃</text:span><text:span text:style-name="T10">. Error bars represent the standard deviation from 3separate experiments.</text:span></text:p>
      <text:p text:style-name="P40"><text:span text:style-name="T13">Fig.7 </text:span><text:span text:style-name="T10">The thermostability of the β-galactosidase at 50</text:span><text:span text:style-name="T21">℃</text:span><text:span text:style-name="T10">. Error bars represent the standard deviation from 3separate experiments.</text:span></text:p>
      <text:p text:style-name="P42"><text:span text:style-name="T11">Fig.8 </text:span>Effect of pH on activity of the β-galactosidase. Error bars represent the standard deviation from 3 separate experiments.</text:p>
      <text:p text:style-name="P42"><text:span text:style-name="T11">Fig. 9 </text:span>The pH stability of the β-galactosidase. Error bars represent the standard deviation from 3 separate experiments.</text:p>
      <text:p text:style-name="P42"><text:span text:style-name="T11">Fig. 10</text:span> Lineweaver-Burk plot of the β-galactosidase</text:p>
      <text:p text:style-name="P8"><text:span text:style-name="T11">Fig. 11</text:span> Effect of substrate-like inhibitores on the activity of <text:span text:style-name="T4">β-galactosidase</text:span></text:p>
      <text:list xml:id="list2859854413504447670" text:style-name="WW8Num2">
        <text:list-item>
          <text:p text:style-name="P62"><text:span text:style-name="T21">◆</text:span><text:span text:style-name="T10"> </text:span><text:span text:style-name="T9">control; ■ glucose (100 mmol/L); ▲ lactose (10 mmol/L); × galactose (100 mmol/L)</text:span></text:p>
        </text:list-item>
      </text:list>
      <text:p text:style-name="P6"><text:span text:style-name="T11">Fig. 12</text:span> Hydrolysis of lactose in milk by β-galactosidase. Error bars represent the standard deviation from 3 separate experiments.</text:p>
      <text:p text:style-name="P3"><text:span text:style-name="T22">◆</text:span><text:span text:style-name="T10"> 0</text:span><text:span text:style-name="T21">℃</text:span><text:span text:style-name="T10">; ■ 4</text:span><text:span text:style-name="T21">℃</text:span><text:span text:style-name="T10">; ▲ 10</text:span><text:span text:style-name="T21">℃</text:span><text:span text:style-name="T10">; × 20</text:span><text:span text:style-name="T21">℃</text:span><text:span text:style-name="T10">; ○ 30</text:span><text:span text:style-name="T21">℃</text:span><text:span text:style-name="T10">; □ 40</text:span><text:span text:style-name="T21">℃</text:span></text:p>
      <text:p text:style-name="P6"><text:span text:style-name="T11">Fig. 13</text:span> MS spectrum of lactose standard</text:p>
      <text:p text:style-name="P6"><text:span text:style-name="T16">Fig. 14</text:span><text:span text:style-name="T15"> </text:span>MS spectrum of<text:span text:style-name="T15"> lactose hydrolysis for 12 h</text:span></text:p>
      <text:p text:style-name="P24"><text:span text:style-name="T11">Fig. 15</text:span> Product ion spectrum of lactose hydrolysis at t=12.46 min</text:p>
      <text:p text:style-name="Standard"/>
      <text:p text:style-name="P16"><text:soft-page-break/></text:p>
      <text:p text:style-name="P49"><text:span text:style-name="T12">Table 1</text:span> P<text:span text:style-name="T10">hysiological and biochemical characteristics of strain E602</text:span></text:p>
      <table:table table:name="Table1" table:style-name="Table1">
        <table:table-column table:style-name="Table1.A"/>
        <table:table-column table:style-name="Table1.B"/>
        <table:table-row table:style-name="Table1.1">
          <table:table-cell table:style-name="Table1.A1" office:value-type="string">
            <text:p text:style-name="Table_20_Contents">Characteristic</text:p>
          </table:table-cell>
          <table:table-cell table:style-name="Table1.A1" office:value-type="string">
            <text:p text:style-name="Table_20_Contents">Result</text:p>
          </table:table-cell>
        </table:table-row>
        <table:table-row table:style-name="Table1.1">
          <table:table-cell table:style-name="Table1.A2" office:value-type="string">
            <text:p text:style-name="Table_20_Contents">Colony Color</text:p>
          </table:table-cell>
          <table:table-cell table:style-name="Table1.A2" office:value-type="string">
            <text:p text:style-name="Table_20_Contents">Milky White </text:p>
          </table:table-cell>
        </table:table-row>
        <table:table-row table:style-name="Table1.1">
          <table:table-cell table:style-name="Table1.A3" office:value-type="string">
            <text:p text:style-name="Table_20_Contents">Motility</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Growth Temperature (<text:span text:style-name="T10">℃</text:span>)</text:p>
          </table:table-cell>
          <table:table-cell table:style-name="Table1.A3" office:value-type="string">
            <text:p text:style-name="Table_20_Contents">4-30</text:p>
          </table:table-cell>
        </table:table-row>
        <table:table-row table:style-name="Table1.1">
          <table:table-cell table:style-name="Table1.A3" office:value-type="string">
            <text:p text:style-name="Table_20_Contents">Oxidase</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Anaerobic Growth</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H2S Production </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Aerogenesis with Glucose </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Indol Production</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Casein Hydrolysis</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Growth at 5% NaCl</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ONPG Utilization</text:p>
          </table:table-cell>
          <table:table-cell table:style-name="Table1.A3" office:value-type="string">
            <text:p text:style-name="Table_20_Contents">+</text:p>
          </table:table-cell>
        </table:table-row>
        <table:table-row table:style-name="Table1.1">
          <table:table-cell table:style-name="Table1.A3" office:value-type="string">
            <text:p text:style-name="Table_20_Contents">VP Test</text:p>
          </table:table-cell>
          <table:table-cell table:style-name="Table1.A3" office:value-type="string">
            <text:p text:style-name="Table_20_Contents">-</text:p>
          </table:table-cell>
        </table:table-row>
        <table:table-row table:style-name="Table1.14">
          <table:table-cell table:style-name="Table1.A14" office:value-type="string">
            <text:p text:style-name="Table_20_Contents">Acid Production From</text:p>
          </table:table-cell>
          <table:table-cell table:style-name="Table1.A14" office:value-type="string">
            <text:p text:style-name="Standard">Glucose, Lactose, Galactose, F<text:span text:style-name="T15">ructose, Sucrose, Maltose, Mannose, Cellobiose, Gentiobiose, Rhamnose, Melibiose, Trehalose, Melizitose, Melitose, D-Arabinose, L-Arabinose, Ribose, D-Xylose, L-Fucose, D-Fucose, D-Turanose, D-Lyxose, Glycerol, Esculin, Arbutin, Amygdalin, Salicoside, Inositol, Mannitol, Sorbitol, Xylitol, n-Acetylglucosamine, Methyl α-D-Methylglucoside, Methyl α-D-mannopyranoside</text:span></text:p>
          </table:table-cell>
        </table:table-row>
      </table:table>
      <text:p text:style-name="Standard"/>
      <text:p text:style-name="P20"/>
      <text:p text:style-name="P12"/>
      <text:p text:style-name="P20"><text:span text:style-name="T12">Table 2</text:span><text:span text:style-name="T4"> Purification of β-galactosidase from </text:span><text:span text:style-name="T1">Erwinia rhapontici</text:span> E602</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3">Steps</text:p>
          </table:table-cell>
          <table:table-cell table:style-name="Table2.A1" office:value-type="string">
            <text:p text:style-name="P23">Total protein</text:p>
            <text:p text:style-name="P22">(mg/ml)</text:p>
          </table:table-cell>
          <table:table-cell table:style-name="Table2.A1" office:value-type="string">
            <text:p text:style-name="P23">Enzyme activity</text:p>
            <text:p text:style-name="P22">(U/ml)</text:p>
          </table:table-cell>
          <table:table-cell table:style-name="Table2.A1" office:value-type="string">
            <text:p text:style-name="P23">Specific activity</text:p>
            <text:p text:style-name="P22">(U/mg)</text:p>
          </table:table-cell>
          <table:table-cell table:style-name="Table2.A1" office:value-type="string">
            <text:p text:style-name="P23">Purification</text:p>
            <text:p text:style-name="P22">(fold)</text:p>
          </table:table-cell>
        </table:table-row>
        <table:table-row table:style-name="Table2.2">
          <table:table-cell table:style-name="Table2.A2" office:value-type="string">
            <text:p text:style-name="P23">Cell-free extract</text:p>
            <text:p text:style-name="P25">20 to 40% ammonium sulfate precipitation</text:p>
            <text:p text:style-name="P22">Anion exchange</text:p>
            <text:p text:style-name="P22">Gel filtration</text:p>
          </table:table-cell>
          <table:table-cell table:style-name="Table2.A2" office:value-type="string">
            <text:p text:style-name="P23">3.50</text:p>
            <text:p text:style-name="P22">0.66</text:p>
            <text:p text:style-name="P22"/>
            <text:p text:style-name="P22">0.03</text:p>
            <text:p text:style-name="P22">0.02</text:p>
          </table:table-cell>
          <table:table-cell table:style-name="Table2.A2" office:value-type="string">
            <text:p text:style-name="P23">6.12</text:p>
            <text:p text:style-name="P22">2.22</text:p>
            <text:p text:style-name="P22"/>
            <text:p text:style-name="P22">1.63</text:p>
            <text:p text:style-name="P22">3.54</text:p>
          </table:table-cell>
          <table:table-cell table:style-name="Table2.A2" office:value-type="string">
            <text:p text:style-name="P23">1.75</text:p>
            <text:p text:style-name="P22">3.36</text:p>
            <text:p text:style-name="P22"/>
            <text:p text:style-name="P22">54.33</text:p>
            <text:p text:style-name="P22">177.00</text:p>
          </table:table-cell>
          <table:table-cell table:style-name="Table2.A2" office:value-type="string">
            <text:p text:style-name="P23">1.00</text:p>
            <text:p text:style-name="P22">1.93</text:p>
            <text:p text:style-name="P22"/>
            <text:p text:style-name="P22">31.04</text:p>
            <text:p text:style-name="P22">101.14</text:p>
          </table:table-cell>
        </table:table-row>
      </table:table>
      <text:p text:style-name="P16"/>
      <text:p text:style-name="P16"/>
      <text:p text:style-name="P16"/>
      <text:p text:style-name="P16"/>
      <text:p text:style-name="P17"><text:soft-page-break/><text:span text:style-name="T12">Table 3</text:span><text:span text:style-name="T4"> Effects of metal cations, EDTA, thiol reagents, and enzyme inhibitors on the β-galactosidase</text:span> activity</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8"/>
          </table:table-cell>
          <table:table-cell table:style-name="Table3.A1" office:value-type="string">
            <text:p text:style-name="P23">Concentration(mmol/L)</text:p>
          </table:table-cell>
          <table:table-cell table:style-name="Table3.A1" office:value-type="string">
            <text:p text:style-name="P23">Relative Activity (%)</text:p>
          </table:table-cell>
        </table:table-row>
        <table:table-row table:style-name="Table3.2">
          <table:table-cell table:style-name="Table3.A2" office:value-type="string">
            <text:p text:style-name="P27">Control</text:p>
            <text:p text:style-name="P26">Cations</text:p>
            <text:p text:style-name="P28">Li<text:span text:style-name="T7">+</text:span></text:p>
            <text:p text:style-name="P28">Na<text:span text:style-name="T7">+</text:span></text:p>
            <text:p text:style-name="P28">K<text:span text:style-name="T7">+</text:span></text:p>
            <text:p text:style-name="P19">Mg<text:span text:style-name="T7">2+</text:span></text:p>
            <text:p text:style-name="P19">Ca<text:span text:style-name="T7">2+</text:span></text:p>
            <text:p text:style-name="P19">Zn<text:span text:style-name="T7">2+</text:span></text:p>
            <text:p text:style-name="P19">Cu<text:span text:style-name="T7">2+</text:span></text:p>
            <text:p text:style-name="P19">Fe<text:span text:style-name="T7">2+</text:span></text:p>
            <text:p text:style-name="P19">Mn<text:span text:style-name="T7">2+</text:span></text:p>
            <text:p text:style-name="P19">Pb<text:span text:style-name="T7">2+</text:span></text:p>
            <text:p text:style-name="P21">Thiol reagents</text:p>
            <text:p text:style-name="P21">2-mercaptoethanol</text:p>
            <text:p text:style-name="P21">Dithithreitol</text:p>
            <text:p text:style-name="P21">Enzyme inhibitor</text:p>
            <text:p text:style-name="P14">p<text:span text:style-name="T10">CMB</text:span></text:p>
            <text:p text:style-name="P21">Chelating agent</text:p>
            <text:p text:style-name="P21">EDTA</text:p>
          </table:table-cell>
          <table:table-cell table:style-name="Table3.A2" office:value-type="string">
            <text:p text:style-name="P23">0</text:p>
            <text:p text:style-name="P22"/>
            <text:p text:style-name="P22">10</text:p>
            <text:p text:style-name="P22">10</text:p>
            <text:p text:style-name="P22">10</text:p>
            <text:p text:style-name="P22">10</text:p>
            <text:p text:style-name="P22">10</text:p>
            <text:p text:style-name="P22">5</text:p>
            <text:p text:style-name="P22">5</text:p>
            <text:p text:style-name="P22">5</text:p>
            <text:p text:style-name="P22">2</text:p>
            <text:p text:style-name="P22">2</text:p>
            <text:p text:style-name="P22"/>
            <text:p text:style-name="P22">1</text:p>
            <text:p text:style-name="P22">1</text:p>
            <text:p text:style-name="P22"/>
            <text:p text:style-name="P22">1</text:p>
            <text:p text:style-name="P22"/>
            <text:p text:style-name="P22">1</text:p>
          </table:table-cell>
          <table:table-cell table:style-name="Table3.A2" office:value-type="string">
            <text:p text:style-name="P23">100.0</text:p>
            <text:p text:style-name="P22"/>
            <text:p text:style-name="P22">131.3</text:p>
            <text:p text:style-name="P22">104.3</text:p>
            <text:p text:style-name="P22">133.6</text:p>
            <text:p text:style-name="P22">124.8</text:p>
            <text:p text:style-name="P22">88.4</text:p>
            <text:p text:style-name="P22">28.7</text:p>
            <text:p text:style-name="P22">4.9</text:p>
            <text:p text:style-name="P22">32.5</text:p>
            <text:p text:style-name="P22">105.3</text:p>
            <text:p text:style-name="P22">2.8</text:p>
            <text:p text:style-name="P22"/>
            <text:p text:style-name="P22">121.2</text:p>
            <text:p text:style-name="P22">124.5</text:p>
            <text:p text:style-name="P22"/>
            <text:p text:style-name="P22">18.7</text:p>
            <text:p text:style-name="P22"/>
            <text:p text:style-name="P22">74.3</text:p>
          </table:table-cell>
        </table:table-row>
      </table:table>
      <text:p text:style-name="P16"/>
      <text:p text:style-name="P16"/>
      <text:p text:style-name="P50">Fig.1 The phylogenetic tree based on 16 S rRNA gene sequences.</text:p>
      <text:p text:style-name="P29">This tree was obtained using software <text:span text:style-name="T8">MEGA3.1 </text:span>by the Neighbor-Joining method. Numbers at branch nodes indicate bootstrap values of 1,000 trials (only values 50% were shown). Bar: 0.02 substitutions per nucleotide position.</text:p>
      <text:p text:style-name="Standard"/>
      <text:p text:style-name="Standard"/>
      <text:p text:style-name="Standard"/>
      <text:p text:style-name="Standard"/>
      <text:p text:style-name="P7"><text:span text:style-name="T11">Fig. 2</text:span> Results of anion exchange chromatography of β-galactosidase</text:p>
      <text:p text:style-name="P7"/>
      <text:p text:style-name="P7"/>
      <text:p text:style-name="P7"><text:span text:style-name="T11">Fig.3</text:span> Results of gel filtration chromatography of β-galactosidase</text:p>
      <text:p text:style-name="P7"/>
      <text:p text:style-name="P7"/>
      <text:p text:style-name="P7"/>
      <text:p text:style-name="P6"/>
      <text:p text:style-name="P52"/>
      <text:p text:style-name="P7"><text:span text:style-name="T11">Fig. 4</text:span> SDS-PAGE analysis of the purified β-galactosidase from different stages.</text:p>
      <text:p text:style-name="P7">Lane 1: protein marker, lane 2: cell-free extracts, lane 3: fraction of (NH<text:span text:style-name="T5">4</text:span>)<text:span text:style-name="T5">2</text:span>SO<text:span text:style-name="T5">4</text:span> precipitation, lane 4: <text:s/>fraction of AKTA DEAE column, lane 5: fraction of AKTA Sephacryl S-100 column.</text:p>
      <text:p text:style-name="P7"/>
      <text:p text:style-name="P7"/>
      <text:p text:style-name="P7"/>
      <text:p text:style-name="P7"/>
      <text:p text:style-name="P7"/>
      <text:p text:style-name="P7"/>
      <text:p text:style-name="P7"/>
      <text:p text:style-name="P7"/>
      <text:p text:style-name="P7"><text:span text:style-name="T11">Fig. 5</text:span> Effect of temperature on activity of β-galactosidase. Error bars represent the standard deviation from 3 separate experiments.</text:p>
      <text:p text:style-name="P7"/>
      <text:p text:style-name="P7"/>
      <text:p text:style-name="P7"/>
      <text:p text:style-name="P43"><text:span text:style-name="T11">Fig. 6</text:span> The thermostability of the β-galactosidase at different temperatures. ◆ 10℃; ■ 20℃;▲30℃; × 40℃. Error bars represent the standard deviation from 3separate experiments.</text:p>
      <text:p text:style-name="P43"/>
      <text:p text:style-name="P43"><text:soft-page-break/></text:p>
      <text:p text:style-name="P43"/>
      <text:p text:style-name="P43"/>
      <text:p text:style-name="P43"/>
      <text:p text:style-name="P43"><text:span text:style-name="T11">Fig.7 </text:span>The thermostability of the β-galactosidase at 50℃. Error bars represent the standard deviation from 3separate experiments.</text:p>
      <text:p text:style-name="P43"/>
      <text:p text:style-name="P43"/>
      <text:p text:style-name="P43"/>
      <text:p text:style-name="P43"/>
      <text:p text:style-name="P43"/>
      <text:p text:style-name="P43"><text:span text:style-name="T11">Fig.8 </text:span>Effect of pH on activity of the β-galactosidase. Error bars represent the standard deviation from 3 separate experiments.</text:p>
      <text:p text:style-name="P43"/>
      <text:p text:style-name="P43"/>
      <text:p text:style-name="P43"/>
      <text:p text:style-name="P43"/>
      <text:p text:style-name="P43"/>
      <text:p text:style-name="P43"><text:span text:style-name="T11">Fig. 9 </text:span>The pH stability of the β-galactosidase. Error bars represent the standard deviation from 3 separate experiments.</text:p>
      <text:p text:style-name="P43"/>
      <text:p text:style-name="P43"/>
      <text:p text:style-name="P43"><text:span text:style-name="T11">Fig. 10</text:span> Lineweaver-Burk plot of the β-galactosidase</text:p>
      <text:p text:style-name="P43"/>
      <text:p text:style-name="P43"/>
      <text:p text:style-name="P43"/>
      <text:p text:style-name="P43"/>
      <text:p text:style-name="P43"/>
      <text:p text:style-name="P43"/>
      <text:p text:style-name="P43"/>
      <text:p text:style-name="P9"><text:span text:style-name="T11">Fig. 11</text:span> Effect of substrate-like inhibitores on the activity of <text:span text:style-name="T4">β-galactosidase</text:span></text:p>
      <text:p text:style-name="P17"><text:span text:style-name="T21">◆</text:span><text:span text:style-name="T10"> </text:span><text:span text:style-name="T9">control; ■ glucose (100 mmol/L); ▲ lactose (10 mmol/L); × galactose (100 mmol/L)</text:span></text:p>
      <text:p text:style-name="P43"/>
      <text:p text:style-name="P43"/>
      <text:p text:style-name="P43"/>
      <text:p text:style-name="P43"/>
      <text:p text:style-name="P7"><text:soft-page-break/><text:span text:style-name="T11">Fig. 12</text:span> Hydrolysis of lactose in milk by β-galactosidase. Error bars represent the standard deviation from 3 separate experiments.</text:p>
      <text:list xml:id="list1639509899" text:continue-numbering="true" text:style-name="WW8Num2">
        <text:list-item>
          <text:p text:style-name="P63"><text:span text:style-name="T21">◆</text:span><text:span text:style-name="T10"> </text:span><text:span text:style-name="T9">0℃; ■ 4℃; ▲ 10℃; × 20℃; ○ 30℃; □ 40℃</text:span></text:p>
        </text:list-item>
      </text:list>
      <text:p text:style-name="P43"/>
      <text:p text:style-name="P43"/>
      <text:p text:style-name="P43"/>
      <text:p text:style-name="P43"/>
      <text:p text:style-name="P43"/>
      <text:p text:style-name="P41"><draw:g text:anchor-type="as-char" svg:y="0in" draw:z-index="0" draw:style-name="gr1"><draw:custom-shape draw:style-name="gr2" draw:text-style-name="P65" svg:width="6.063in" svg:height="2.8012in" svg:x="0in" svg:y="0in"><text:p/><draw:enhanced-geometry svg:viewBox="0 0 21600 21600" draw:type="rectangle" draw:enhanced-path="M 0 0 L 21600 0 21600 21600 0 21600 0 0 Z N"/></draw:custom-shape><draw:frame draw:style-name="gr3" draw:text-style-name="P66" svg:width="5.8933in" svg:height="2.7433in" svg:x="0.0575in" svg:y="0.0571in"><draw:image xlink:href="Pictures/20000CA9000055430000229152AB6CDA.wmf" xlink:type="simple" xlink:show="embed" xlink:actuate="onLoad"><text:p/></draw:image></draw:frame><draw:custom-shape draw:style-name="gr4" draw:text-style-name="P65" svg:width="0.5622in" svg:height="0.1587in" svg:x="0in" svg:y="0.1138in"><text:p/><draw:enhanced-geometry svg:viewBox="0 0 21600 21600" draw:type="rectangle" draw:enhanced-path="M 0 0 L 21600 0 21600 21600 0 21600 0 0 Z N"/></draw:custom-shape><draw:g draw:style-name="gr5"><draw:custom-shape draw:style-name="gr4" draw:text-style-name="P65" svg:width="1.0795in" svg:height="0.1587in" svg:x="2.4992in" svg:y="0in"><text:p/><draw:enhanced-geometry svg:viewBox="0 0 21600 21600" draw:type="rectangle" draw:enhanced-path="M 0 0 L 21600 0 21600 21600 0 21600 0 0 Z N"/></draw:custom-shape><draw:custom-shape draw:style-name="gr4" draw:text-style-name="P65" svg:width="0.5622in" svg:height="0.1587in" svg:x="5.4992in" svg:y="0in"><text:p/><draw:enhanced-geometry svg:viewBox="0 0 21600 21600" draw:type="rectangle" draw:enhanced-path="M 0 0 L 21600 0 21600 21600 0 21600 0 0 Z N"/></draw:custom-shape></draw:g></draw:g></text:p>
      <text:p text:style-name="P53"/>
      <text:p text:style-name="P55"><text:span text:style-name="T11">Fig. 13</text:span> MS spectrum of lactose standard</text:p>
      <text:p text:style-name="P55"/>
      <text:p text:style-name="P55"/>
      <text:p text:style-name="P54"><draw:g text:anchor-type="as-char" svg:y="0in" draw:z-index="1" draw:style-name="gr1"><draw:custom-shape draw:style-name="gr2" draw:text-style-name="P65" svg:width="6.4835in" svg:height="2.9051in" svg:x="0in" svg:y="0in"><text:p/><draw:enhanced-geometry svg:viewBox="0 0 21600 21600" draw:type="rectangle" draw:enhanced-path="M 0 0 L 21600 0 21600 21600 0 21600 0 0 Z N"/></draw:custom-shape><draw:custom-shape draw:style-name="gr4" draw:text-style-name="P65" svg:width="0.8224in" svg:height="0.2571in" svg:x="0in" svg:y="0.161in"><text:p/><draw:enhanced-geometry svg:viewBox="0 0 21600 21600" draw:type="rectangle" draw:enhanced-path="M 0 0 L 21600 0 21600 21600 0 21600 0 0 Z N"/></draw:custom-shape><draw:g draw:style-name="gr5"><draw:frame draw:style-name="gr3" draw:text-style-name="P66" svg:width="5.8925in" svg:height="2.7441in" svg:x="0in" svg:y="0.1602in"><draw:image xlink:href="Pictures/20000CB1000055430000229115EEB52B.wmf" xlink:type="simple" xlink:show="embed" xlink:actuate="onLoad"><text:p/></draw:image></draw:frame><draw:custom-shape draw:style-name="gr4" draw:text-style-name="P65" svg:width="1.335in" svg:height="0.2567in" svg:x="2.2492in" svg:y="0.1083in"><text:p/><draw:enhanced-geometry svg:viewBox="0 0 21600 21600" draw:type="rectangle" draw:enhanced-path="M 0 0 L 21600 0 21600 21600 0 21600 0 0 Z N"/></draw:custom-shape><draw:custom-shape draw:style-name="gr4" draw:text-style-name="P65" svg:width="0.8217in" svg:height="0.2567in" svg:x="5.3752in" svg:y="0in"><text:p/><draw:enhanced-geometry svg:viewBox="0 0 21600 21600" draw:type="rectangle" draw:enhanced-path="M 0 0 L 21600 0 21600 21600 0 21600 0 0 Z N"/></draw:custom-shape></draw:g></draw:g></text:p>
      <text:p text:style-name="P56"/>
      <text:p text:style-name="P55"><text:soft-page-break/><text:span text:style-name="T16">Fig. 14</text:span><text:span text:style-name="T15"> </text:span>MS spectrum of<text:span text:style-name="T15"> lactose hydrolysis for 12 h</text:span></text:p>
      <text:p text:style-name="P55"/>
      <text:p text:style-name="P57"><draw:g text:anchor-type="as-char" svg:y="0in" draw:z-index="2" draw:style-name="gr1"><draw:custom-shape draw:style-name="gr2" draw:text-style-name="P65" svg:width="5.8933in" svg:height="2.7996in" svg:x="0in" svg:y="0in"><text:p/><draw:enhanced-geometry svg:viewBox="0 0 21600 21600" draw:type="rectangle" draw:enhanced-path="M 0 0 L 21600 0 21600 21600 0 21600 0 0 Z N"/></draw:custom-shape><draw:frame draw:style-name="gr3" draw:text-style-name="P66" svg:width="5.8933in" svg:height="2.7433in" svg:x="0in" svg:y="0.0555in"><draw:image xlink:href="Pictures/200012AB0000501D00001B3E06918B62.wmf" xlink:type="simple" xlink:show="embed" xlink:actuate="onLoad"><text:p/></draw:image></draw:frame><draw:custom-shape draw:style-name="gr4" draw:text-style-name="P65" svg:width="1.4122in" svg:height="0.2067in" svg:x="2.3752in" svg:y="0in"><text:p/><draw:enhanced-geometry svg:viewBox="0 0 21600 21600" draw:type="rectangle" draw:enhanced-path="M 0 0 L 21600 0 21600 21600 0 21600 0 0 Z N"/></draw:custom-shape></draw:g></text:p>
      <text:p text:style-name="P56"/>
      <text:p text:style-name="P58"><text:span text:style-name="T11">Fig. 15</text:span> Product ion spectrum of lactose hydrolysis at t=12.46 mi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Arial" style:font-pitch="variable" style:font-charset="x-symbol"/>
    <style:font-face style:name="Lohit Hindi" svg:font-family="'Lohit Hindi', 宋体" style:font-pitch="variable"/>
    <style:font-face style:name="OpenSymbol" svg:font-family="OpenSymbol, 'Arial Unicode MS'" style:font-pitch="variable"/>
    <style:font-face style:name="宋体" svg:font-family="宋体, SimSun" style:font-pitch="variable"/>
    <style:font-face style:name="Times New Roman" svg:font-family="'Times New Roman'" style:font-family-generic="roman" style:font-pitch="variable"/>
    <style:font-face style:name="微软雅黑" svg:font-family="微软雅黑" style:font-family-generic="roman" style:font-pitch="variable"/>
    <style:font-face style:name="Geneva" svg:font-family="Geneva, Arial" style:font-family-generic="swiss" style:font-pitch="variable"/>
    <style:font-face style:name="FreeSans" svg:font-family="FreeSans" style:font-family-generic="system" style:font-pitch="variable"/>
    <style:font-face style:name="微软雅黑1" svg:font-family="微软雅黑"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US" style:font-name-asian="微软雅黑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fo:color="#000000"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orphans="0" fo:widows="0" fo:hyphenation-ladder-count="no-limit" fo:keep-with-next="always"/>
      <style:text-properties style:font-name="Times New Roman" fo:font-size="14pt" style:font-name-asian="宋体" style:font-size-asian="14pt" style:font-name-complex="Lohit Hindi" style:font-size-complex="14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Times New Roman" style:font-name-asian="宋体" style:font-name-complex="Lohit Hindi" style:language-complex="ar" style:country-complex="SA"/>
    </style:style>
    <style:style style:name="Caption" style:family="paragraph" style:parent-style-name="Standard" style:class="extra">
      <style:paragraph-properties fo:margin-top="0.0835in" fo:margin-bottom="0.0835in" style:contextual-spacing="false" fo:orphans="0" fo:widows="0" fo:hyphenation-ladder-count="no-limit" text:number-lines="false" text:line-number="0"/>
      <style:text-properties style:font-name="Times New Roman" fo:font-size="12pt" fo:font-style="italic" style:font-name-asian="宋体" style:font-size-asian="12pt" style:font-style-asian="italic" style:font-name-complex="Lohit Hindi" style:font-size-complex="12pt" style:language-complex="ar" style:country-complex="SA"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style:font-name-asian="宋体" style:font-name-complex="Lohit Hindi" style:language-complex="ar" style:country-complex="SA"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style:font-name="微软雅黑" fo:font-size="24pt" fo:font-weight="bold" style:font-name-asian="微软雅黑" style:font-size-asian="24pt" style:font-weight-asian="bold" style:font-name-complex="Lohit Hindi" style:font-size-complex="24pt" style:language-complex="ar" style:country-complex="SA" style:font-weight-complex="bold"/>
    </style:style>
    <style:style style:name="Heading_20_3" style:display-name="Heading 3" style:family="paragraph" style:parent-style-name="Heading" style:next-style-name="Text_20_body" style:default-outline-level="3" style:class="text">
      <style:text-properties style:font-name="微软雅黑" fo:font-size="14pt" fo:font-weight="bold" style:font-name-asian="微软雅黑" style:font-size-asian="14pt" style:font-weight-asian="bold" style:font-name-complex="Lohit Hindi" style:font-size-complex="14pt" style:language-complex="ar" style:country-complex="SA" style:font-weight-complex="bold"/>
    </style:style>
    <style:style style:name="Authors_20_2" style:display-name="Authors 2" style:family="paragraph" style:parent-style-name="Standard">
      <style:paragraph-properties fo:line-height="90%" fo:orphans="2" fo:widows="2" fo:hyphenation-ladder-count="no-limit" style:text-autospace="none">
        <style:tab-stops>
          <style:tab-stop style:position="1.8126in" style:type="center"/>
          <style:tab-stop style:position="3.9374in" style:type="center"/>
        </style:tab-stops>
      </style:paragraph-properties>
      <style:text-properties fo:color="#000000" fo:font-size="10pt" fo:letter-spacing="0.0035in" style:letter-kerning="true" style:font-name-asian="Times New Roman" style:font-size-asian="10pt" style:font-size-complex="10pt" fo:hyphenate="false" fo:hyphenation-remain-char-count="2" fo:hyphenation-push-char-count="2"/>
    </style:style>
    <style:style style:name="Abstract_20_Header" style:display-name="Abstract Header" style:family="paragraph" style:parent-style-name="Standard">
      <style:paragraph-properties fo:margin-top="0.3752in" fo:margin-bottom="0.0972in" style:contextual-spacing="false" fo:line-height="90%" fo:text-align="center" style:justify-single-word="false" fo:orphans="2" fo:widows="2" fo:hyphenation-ladder-count="no-limit" style:text-autospace="none"/>
      <style:text-properties fo:color="#000000" fo:font-size="12pt" fo:letter-spacing="0.0043in" fo:font-weight="bold" style:letter-kerning="true" style:font-name-asian="Times New Roman" style:font-size-asian="12pt" style:font-weight-asian="bold" style:font-weight-complex="bold" fo:hyphenate="false" fo:hyphenation-remain-char-count="2" fo:hyphenation-push-char-count="2"/>
    </style:style>
    <style:style style:name="Header" style:family="paragraph" style:parent-style-name="Standard"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正文文本缩进_20_3" style:display-name="正文文本缩进 3" style:family="paragraph" style:parent-style-name="Standard">
      <style:paragraph-properties fo:margin-left="-0.0209in" fo:margin-right="0in" fo:margin-top="0in" fo:margin-bottom="0in" style:contextual-spacing="false" fo:orphans="2" fo:widows="2" fo:hyphenation-ladder-count="no-limit" fo:text-indent="0.2709in" style:auto-text-indent="false"/>
      <style:text-properties fo:color="#000000"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微软雅黑" fo:font-size="10pt" style:font-name-asian="微软雅黑" style:font-size-asian="10pt" style:font-name-complex="微软雅黑" style:font-size-complex="10pt" style:language-complex="ar" style:country-complex="SA"/>
    </style:style>
    <style:style style:name="WW8Num7z0" style:family="text">
      <style:text-properties style:font-name="宋体" style:font-name-complex="宋体"/>
    </style:style>
    <style:style style:name="WW8Num8z0" style:family="text">
      <style:text-properties style:font-name="宋体" style:font-name-complex="宋体"/>
    </style:style>
    <style:style style:name="WW8Num9z0" style:family="text">
      <style:text-properties style:font-name="宋体" style:font-name-complex="宋体"/>
    </style:style>
    <style:style style:name="WW8Num10z0" style:family="text">
      <style:text-properties style:font-name="宋体" style:font-name-complex="宋体"/>
    </style:style>
    <style:style style:name="WW8Num12z0" style:family="text">
      <style:text-properties style:font-name="宋体" style:font-name-complex="宋体"/>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默认段落字体" style:family="text"/>
    <style:style style:name="WW8Num2z0" style:family="text">
      <style:text-properties style:font-name="宋体" style:font-name-complex="Times New Roman" style:language-complex="ar" style:country-complex="SA"/>
    </style:style>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1z0" style:family="text">
      <style:text-properties style:font-name="宋体" style:font-name-asian="宋体" style:font-name-complex="Times New Roman" style:language-complex="ar" style:country-complex="SA"/>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8Num1z1" style:family="text">
      <style:text-properties style:font-name="Wingdings" style:font-name-complex="Wingdings" style:language-complex="ar" style:country-complex="SA"/>
    </style:style>
    <style:style style:name="WW-默认段落字体1" style:family="text"/>
    <style:style style:name="_20_Char_20_Char" style:display-name=" Char Char" style:family="text">
      <style:text-properties fo:font-size="9pt" fo:language="en" fo:country="US" style:letter-kerning="true" style:font-name-asian="宋体" style:font-size-asian="9pt" style:language-asian="zh" style:country-asian="CN" style:font-size-complex="9pt" style:language-complex="ar" style:country-complex="SA"/>
    </style:style>
    <style:style style:name="Page_20_Number" style:display-name="Page Number" style:family="text" style:parent-style-name="WW-默认段落字体1"/>
    <style:style style:name="Bullet_20_Symbols" style:display-name="Bullet Symbols" style:family="text">
      <style:text-properties style:font-name="OpenSymbol" style:font-name-asian="OpenSymbol" style:font-name-complex="OpenSymbol"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parent-style-name="WW-默认段落字体"/>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7874in" fo:margin-right="1.248in" fo:background-color="#ffffff"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rification and Characterization of a novel β-galactosidase from the newly isolated strain Erwinia rhapontici E602</dc:title>
    <meta:initial-creator>POP</meta:initial-creator>
    <meta:creation-date>2011-12-26T18:44:00</meta:creation-date>
    <dc:date>2013-05-22T17:04:47</dc:date>
    <meta:print-date>2012-04-19T11:27:00</meta:print-date>
    <meta:editing-cycles>45</meta:editing-cycles>
    <meta:editing-duration>PT4H11M27S</meta:editing-duration>
    <meta:generator>LibreOffice/4.0.3.3$Linux_X86_64 LibreOffice_project/0eaa50a932c8f2199a615e1eb30f7ac74279539</meta:generator>
    <meta:document-statistic meta:table-count="3" meta:image-count="0" meta:object-count="0" meta:page-count="21" meta:paragraph-count="218" meta:word-count="4118" meta:character-count="27230" meta:non-whitespace-character-count="23307"/>
    <meta:user-defined meta:name="Info 1"/>
    <meta:user-defined meta:name="Info 2"/>
    <meta:user-defined meta:name="Info 3"/>
    <meta:user-defined meta:name="Info 4"/>
    <meta:user-defined meta:name="Mendeley Citation Style_1" meta:value-type="string">http://www.zotero.org/styles/applied-microbiology-and-biotechnology</meta:user-defined>
    <meta:user-defined meta:name="Mendeley Document_1" meta:value-type="string">True</meta:user-defined>
    <meta:user-defined meta:name="Mendeley User Name_1" meta:value-type="string">yuxiacn@yahoo.com.cn@www.mendeley.com</meta:user-defined>
    <meta:user-defined meta:name="Mendeley_Bookmark_k2MXhpfgOP_1" meta:value-type="string">ADDIN CSL_CITATION {"mendeley": {"previouslyFormattedCitation": "(Hildebrandt, Wanarska, &amp; Kur, 2009)"}, "citationItems": [{"uris": ["http://www.mendeley.com/documents/?uuid=d28fd3ff-cce5-4b16-acfe-4a793dbd8bcf"], "id": "ITEM-1", "itemData": {"DOI": "10.1</meta:user-defined>
    <meta:user-defined meta:name="Mendeley_Bookmark_k2MXhpfgOP_2" meta:value-type="string">186/1471-2180-9-151", "author": [{"given": "Piotr", "dropping-particle": "", "suffix": "", "family": "Hildebrandt", "parse-names": false, "non-dropping-particle": ""}, {"given": "Marta", "dropping-particle": "", "suffix": "", "family": "Wanarska", "parse-</meta:user-defined>
    <meta:user-defined meta:name="Mendeley_Bookmark_k2MXhpfgOP_3" meta:value-type="string">names": false, "non-dropping-particle": ""}, {"given": "J\u00f3zef", "dropping-particle": "", "suffix": "", "family": "Kur", "parse-names": false, "non-dropping-particle": ""}], "issued": {"date-parts": [["2009", "1"]]}, "abstract": "The development of a </meta:user-defined>
    <meta:user-defined meta:name="Mendeley_Bookmark_k2MXhpfgOP_4" meta:value-type="string">new cold-active beta-D-galactosidases and microorganisms that efficiently ferment lactose is of high biotechnological interest, particularly for lactose removal in milk and dairy products at low temperatures and for cheese whey bioremediation processes wi</meta:user-defined>
    <meta:user-defined meta:name="Mendeley_Bookmark_k2MXhpfgOP_5" meta:value-type="string">th simultaneous bio-ethanol production.", "title": "A new cold-adapted beta-D-galactosidase from the Antarctic Arthrobacter sp. 32c - gene cloning, overexpression, purification and properties.", "page": "151", "volume": "9", "container-title": "BMC microb</meta:user-defined>
    <meta:user-defined meta:name="Mendeley_Bookmark_k2MXhpfgOP_6" meta:value-type="string">iology", "type": "article-journal", "id": "ITEM-1"}}], "properties": {"noteIndex": 0}, "schema": "https://github.com/citation-style-language/schema/raw/master/csl-citation.json"}</meta:user-defined>
  </office:meta>
</office:document-meta>
</file>